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0.1925in"/>
    </style:style>
    <style:style style:name="co12" style:family="table-column">
      <style:table-column-properties fo:break-before="auto" style:column-width="0.4098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1772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57">
            <text:p>25.7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33">
            <text:p>33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17">
            <text:p>51.7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5224">
            <text:p>2522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5895">
            <text:p>2589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9814">
            <text:p>2981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06">
            <text:p>2021-04-0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8 - 1.11)">
            <text:p>(0.78 - 1.1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2">
            <text:p>0.9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93.25">
            <text:p>193.2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55014515703352">
            <text:p>0.0255014516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9052971559927">
            <text:p>1.0905297156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27.5258141849393">
            <text:p>27.5258141849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21.375">
            <text:p>-21.37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285762032085562">
            <text:p>-0.0028576203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90014334225046">
            <text:p>0.9900143342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932">
            <text:p>7932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75.25">
            <text:p>-75.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0948688855269793">
            <text:p>-0.0094868886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66972292132203">
            <text:p>0.966972292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881">
            <text:p>14881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3.625">
            <text:p>63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427558631812378">
            <text:p>0.0042755863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1500038216463">
            <text:p>1.01500038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563">
            <text:p>17563</text:p>
          </table:table-cell>
          <table:table-cell office:value-type="float" office:value="136">
            <text:p>136</text:p>
          </table:table-cell>
          <table:table-cell office:value-type="float" office:value="-55">
            <text:p>-55</text:p>
          </table:table-cell>
          <table:table-cell office:value-type="float" office:value="113.625">
            <text:p>113.625</text:p>
          </table:table-cell>
          <table:table-cell office:value-type="float" office:value="0.0180610889774236">
            <text:p>0.018061089</text:p>
          </table:table-cell>
          <table:table-cell office:value-type="float" office:value="-0.00484069706037669">
            <text:p>-0.0048406971</text:p>
          </table:table-cell>
          <table:table-cell office:value-type="float" office:value="0.00646956670272732">
            <text:p>0.0064695667</text:p>
          </table:table-cell>
          <table:table-cell office:value-type="float" office:value="1.06385316917368">
            <text:p>1.0638531692</text:p>
          </table:table-cell>
          <table:table-cell office:value-type="float" office:value="0.983103487690821">
            <text:p>0.9831034877</text:p>
          </table:table-cell>
          <table:table-cell office:value-type="float" office:value="1.02272551983445">
            <text:p>1.02272551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925">
            <text:p>11925</text:p>
          </table:table-cell>
          <table:table-cell office:value-type="float" office:value="16337">
            <text:p>16337</text:p>
          </table:table-cell>
          <table:table-cell office:value-type="float" office:value="-41.75">
            <text:p>-41.75</text:p>
          </table:table-cell>
          <table:table-cell office:value-type="float" office:value="139.625">
            <text:p>139.625</text:p>
          </table:table-cell>
          <table:table-cell office:value-type="float" office:value="-117.375">
            <text:p>-117.375</text:p>
          </table:table-cell>
          <table:table-cell office:value-type="float" office:value="-0.00544328552803129">
            <text:p>-0.0054432855</text:p>
          </table:table-cell>
          <table:table-cell office:value-type="float" office:value="0.0117085953878407">
            <text:p>0.0117085954</text:p>
          </table:table-cell>
          <table:table-cell office:value-type="float" office:value="-0.00718461161780009">
            <text:p>-0.0071846116</text:p>
          </table:table-cell>
          <table:table-cell office:value-type="float" office:value="0.981006574192276">
            <text:p>0.9810065742</text:p>
          </table:table-cell>
          <table:table-cell office:value-type="float" office:value="1.04124878262112">
            <text:p>1.0412487826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729">
            <text:p>729</text:p>
          </table:table-cell>
          <table:table-cell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538">
            <text:p>10538</text:p>
          </table:table-cell>
          <table:table-cell office:value-type="float" office:value="15231">
            <text:p>15231</text:p>
          </table:table-cell>
          <table:table-cell office:value-type="float" office:value="-78.625">
            <text:p>-78.625</text:p>
          </table:table-cell>
          <table:table-cell office:value-type="float" office:value="431.25">
            <text:p>431.25</text:p>
          </table:table-cell>
          <table:table-cell office:value-type="float" office:value="-122">
            <text:p>-122</text:p>
          </table:table-cell>
          <table:table-cell office:value-type="float" office:value="-0.0101190476190476">
            <text:p>-0.0101190476</text:p>
          </table:table-cell>
          <table:table-cell office:value-type="float" office:value="0.0409233251091289">
            <text:p>0.0409233251</text:p>
          </table:table-cell>
          <table:table-cell office:value-type="float" office:value="-0.00800997964677303">
            <text:p>-0.0080099796</text:p>
          </table:table-cell>
          <table:table-cell office:value-type="float" office:value="0.964784027777778">
            <text:p>0.9647840278</text:p>
          </table:table-cell>
          <table:table-cell office:value-type="float" office:value="1.14651408621641">
            <text:p>1.1465140862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17.2819612375648">
            <text:p>17.28196123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722">
            <text:p>10722</text:p>
          </table:table-cell>
          <table:table-cell office:value-type="float" office:value="15142">
            <text:p>15142</text:p>
          </table:table-cell>
          <table:table-cell office:value-type="float" office:value="109">
            <text:p>109</text:p>
          </table:table-cell>
          <table:table-cell office:value-type="float" office:value="407.5">
            <text:p>407.5</text:p>
          </table:table-cell>
          <table:table-cell office:value-type="float" office:value="100.625">
            <text:p>100.625</text:p>
          </table:table-cell>
          <table:table-cell office:value-type="float" office:value="0.0138853503184713">
            <text:p>0.0138853503</text:p>
          </table:table-cell>
          <table:table-cell office:value-type="float" office:value="0.0380059690356277">
            <text:p>0.038005969</text:p>
          </table:table-cell>
          <table:table-cell office:value-type="float" office:value="0.00664542332584863">
            <text:p>0.0066454233</text:p>
          </table:table-cell>
          <table:table-cell office:value-type="float" office:value="1.04897661990344">
            <text:p>1.0489766199</text:p>
          </table:table-cell>
          <table:table-cell office:value-type="float" office:value="1.13585202084208">
            <text:p>1.1358520208</text:p>
          </table:table-cell>
          <table:table-cell office:value-type="float" office:value="1.02334553847678">
            <text:p>1.0233455385</text:p>
          </table:table-cell>
          <table:table-cell office:value-type="float" office:value="0">
            <text:p>0</text:p>
          </table:table-cell>
          <table:table-cell office:value-type="float" office:value="18.5822694975174">
            <text:p>18.58226949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622">
            <text:p>10622</text:p>
          </table:table-cell>
          <table:table-cell office:value-type="float" office:value="17563">
            <text:p>17563</text:p>
          </table:table-cell>
          <table:table-cell office:value-type="float" office:value="105.5">
            <text:p>105.5</text:p>
          </table:table-cell>
          <table:table-cell office:value-type="float" office:value="168.5">
            <text:p>168.5</text:p>
          </table:table-cell>
          <table:table-cell office:value-type="float" office:value="113.625">
            <text:p>113.625</text:p>
          </table:table-cell>
          <table:table-cell office:value-type="float" office:value="0.0138560546361965">
            <text:p>0.0138560546</text:p>
          </table:table-cell>
          <table:table-cell office:value-type="float" office:value="0.0158633025795519">
            <text:p>0.0158633026</text:p>
          </table:table-cell>
          <table:table-cell office:value-type="float" office:value="0.00646956670272732">
            <text:p>0.0064695667</text:p>
          </table:table-cell>
          <table:table-cell office:value-type="float" office:value="1.04887249211685">
            <text:p>1.0488724921</text:p>
          </table:table-cell>
          <table:table-cell office:value-type="float" office:value="1.05601478199114">
            <text:p>1.056014782</text:p>
          </table:table-cell>
          <table:table-cell office:value-type="float" office:value="1.02272551983445">
            <text:p>1.02272551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846">
            <text:p>10846</text:p>
          </table:table-cell>
          <table:table-cell office:value-type="float" office:value="15809">
            <text:p>15809</text:p>
          </table:table-cell>
          <table:table-cell office:value-type="float" office:value="-50.5">
            <text:p>-50.5</text:p>
          </table:table-cell>
          <table:table-cell office:value-type="float" office:value="182.625">
            <text:p>182.625</text:p>
          </table:table-cell>
          <table:table-cell office:value-type="float" office:value="233.75">
            <text:p>233.75</text:p>
          </table:table-cell>
          <table:table-cell office:value-type="float" office:value="-0.00668697033898305">
            <text:p>-0.0066869703</text:p>
          </table:table-cell>
          <table:table-cell office:value-type="float" office:value="0.0168380047943942">
            <text:p>0.0168380048</text:p>
          </table:table-cell>
          <table:table-cell office:value-type="float" office:value="0.0147858814599279">
            <text:p>0.0147858815</text:p>
          </table:table-cell>
          <table:table-cell office:value-type="float" office:value="0.976683246335296">
            <text:p>0.9766832463</text:p>
          </table:table-cell>
          <table:table-cell office:value-type="float" office:value="1.05948871285507">
            <text:p>1.0594887129</text:p>
          </table:table-cell>
          <table:table-cell office:value-type="float" office:value="1.05217908479922">
            <text:p>1.05217908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575">
            <text:p>10575</text:p>
          </table:table-cell>
          <table:table-cell office:value-type="float" office:value="17651">
            <text:p>17651</text:p>
          </table:table-cell>
          <table:table-cell office:value-type="float" office:value="-44.25">
            <text:p>-44.25</text:p>
          </table:table-cell>
          <table:table-cell office:value-type="float" office:value="380.625">
            <text:p>380.625</text:p>
          </table:table-cell>
          <table:table-cell office:value-type="float" office:value="560.25">
            <text:p>560.25</text:p>
          </table:table-cell>
          <table:table-cell office:value-type="float" office:value="-0.0056949806949807">
            <text:p>-0.0056949807</text:p>
          </table:table-cell>
          <table:table-cell office:value-type="float" office:value="0.0359929078014184">
            <text:p>0.0359929078</text:p>
          </table:table-cell>
          <table:table-cell office:value-type="float" office:value="0.0317404113081412">
            <text:p>0.0317404113</text:p>
          </table:table-cell>
          <table:table-cell office:value-type="float" office:value="0.980131135865595">
            <text:p>0.9801311359</text:p>
          </table:table-cell>
          <table:table-cell office:value-type="float" office:value="1.12851433655249">
            <text:p>1.1285143366</text:p>
          </table:table-cell>
          <table:table-cell office:value-type="float" office:value="1.11306604885011">
            <text:p>1.1130660489</text:p>
          </table:table-cell>
          <table:table-cell office:value-type="float" office:value="0">
            <text:p>0</text:p>
          </table:table-cell>
          <table:table-cell office:value-type="float" office:value="19.6024133998553">
            <text:p>19.6024133999</text:p>
          </table:table-cell>
          <table:table-cell office:value-type="float" office:value="22.1827711870494">
            <text:p>22.18277118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8395">
            <text:p>8395</text:p>
          </table:table-cell>
          <table:table-cell office:value-type="float" office:value="11820">
            <text:p>11820</text:p>
          </table:table-cell>
          <table:table-cell office:value-type="float" office:value="20300">
            <text:p>20300</text:p>
          </table:table-cell>
          <table:table-cell office:value-type="float" office:value="327.25">
            <text:p>327.25</text:p>
          </table:table-cell>
          <table:table-cell office:value-type="float" office:value="356.5">
            <text:p>356.5</text:p>
          </table:table-cell>
          <table:table-cell office:value-type="float" office:value="572.25">
            <text:p>572.25</text:p>
          </table:table-cell>
          <table:table-cell office:value-type="float" office:value="0.0389815366289458">
            <text:p>0.0389815366</text:p>
          </table:table-cell>
          <table:table-cell office:value-type="float" office:value="0.030160744500846">
            <text:p>0.0301607445</text:p>
          </table:table-cell>
          <table:table-cell office:value-type="float" office:value="0.0281896551724138">
            <text:p>0.0281896552</text:p>
          </table:table-cell>
          <table:table-cell office:value-type="float" office:value="1.1394137161893">
            <text:p>1.1394137162</text:p>
          </table:table-cell>
          <table:table-cell office:value-type="float" office:value="1.1073455599503">
            <text:p>1.10734556</text:p>
          </table:table-cell>
          <table:table-cell office:value-type="float" office:value="1.10022132015458">
            <text:p>1.1002213202</text:p>
          </table:table-cell>
          <table:table-cell office:value-type="float" office:value="18.12578746751">
            <text:p>18.1257874675</text:p>
          </table:table-cell>
          <table:table-cell office:value-type="float" office:value="23.3266234854343">
            <text:p>23.3266234854</text:p>
          </table:table-cell>
          <table:table-cell office:value-type="float" office:value="24.9336751634341">
            <text:p>24.933675163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8214">
            <text:p>8214</text:p>
          </table:table-cell>
          <table:table-cell office:value-type="float" office:value="12713">
            <text:p>12713</text:p>
          </table:table-cell>
          <table:table-cell office:value-type="float" office:value="18705">
            <text:p>18705</text:p>
          </table:table-cell>
          <table:table-cell office:value-type="float" office:value="87.25">
            <text:p>87.25</text:p>
          </table:table-cell>
          <table:table-cell office:value-type="float" office:value="73.875">
            <text:p>73.875</text:p>
          </table:table-cell>
          <table:table-cell office:value-type="float" office:value="896.25">
            <text:p>896.25</text:p>
          </table:table-cell>
          <table:table-cell office:value-type="float" office:value="0.0106221085950816">
            <text:p>0.0106221086</text:p>
          </table:table-cell>
          <table:table-cell office:value-type="float" office:value="0.00581098088570754">
            <text:p>0.0058109809</text:p>
          </table:table-cell>
          <table:table-cell office:value-type="float" office:value="0.0479149959903769">
            <text:p>0.047914996</text:p>
          </table:table-cell>
          <table:table-cell office:value-type="float" office:value="1.03739852529716">
            <text:p>1.0373985253</text:p>
          </table:table-cell>
          <table:table-cell office:value-type="float" office:value="1.02040461739773">
            <text:p>1.0204046174</text:p>
          </table:table-cell>
          <table:table-cell office:value-type="float" office:value="1.1722023457742">
            <text:p>1.1722023458</text:p>
          </table:table-cell>
          <table:table-cell table:number-columns-repeated="2" office:value-type="float" office:value="0">
            <text:p>0</text:p>
          </table:table-cell>
          <table:table-cell office:value-type="float" office:value="14.8100549442879">
            <text:p>14.810054944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630">
            <text:p>630</text:p>
          </table:table-cell>
          <table:table-cell office:value-type="float" office:value="294">
            <text:p>294</text:p>
          </table:table-cell>
          <table:table-cell office:value-type="float" office:value="8596">
            <text:p>8596</text:p>
          </table:table-cell>
          <table:table-cell office:value-type="float" office:value="11722">
            <text:p>11722</text:p>
          </table:table-cell>
          <table:table-cell office:value-type="float" office:value="18261">
            <text:p>18261</text:p>
          </table:table-cell>
          <table:table-cell office:value-type="float" office:value="217">
            <text:p>217</text:p>
          </table:table-cell>
          <table:table-cell office:value-type="float" office:value="166.25">
            <text:p>166.25</text:p>
          </table:table-cell>
          <table:table-cell office:value-type="float" office:value="1050.75">
            <text:p>1050.75</text:p>
          </table:table-cell>
          <table:table-cell office:value-type="float" office:value="0.0252442996742671">
            <text:p>0.0252442997</text:p>
          </table:table-cell>
          <table:table-cell office:value-type="float" office:value="0.0141827333219587">
            <text:p>0.0141827333</text:p>
          </table:table-cell>
          <table:table-cell office:value-type="float" office:value="0.0575406604238541">
            <text:p>0.0575406604</text:p>
          </table:table-cell>
          <table:table-cell office:value-type="float" office:value="1.08960410720538">
            <text:p>1.0896041072</text:p>
          </table:table-cell>
          <table:table-cell office:value-type="float" office:value="1.05003382047884">
            <text:p>1.0500338205</text:p>
          </table:table-cell>
          <table:table-cell office:value-type="float" office:value="1.20788172958344">
            <text:p>1.2078817296</text:p>
          </table:table-cell>
          <table:table-cell office:value-type="float" office:value="27.8027057232423">
            <text:p>27.8027057232</text:p>
          </table:table-cell>
          <table:table-cell office:value-type="float" office:value="0">
            <text:p>0</text:p>
          </table:table-cell>
          <table:table-cell office:value-type="float" office:value="12.3895574272376">
            <text:p>12.389557427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table:number-columns-repeated="2" office:value-type="float" office:value="431">
            <text:p>431</text:p>
          </table:table-cell>
          <table:table-cell office:value-type="float" office:value="8465">
            <text:p>8465</text:p>
          </table:table-cell>
          <table:table-cell office:value-type="float" office:value="13025">
            <text:p>13025</text:p>
          </table:table-cell>
          <table:table-cell office:value-type="float" office:value="18964">
            <text:p>18964</text:p>
          </table:table-cell>
          <table:table-cell office:value-type="float" office:value="282.375">
            <text:p>282.375</text:p>
          </table:table-cell>
          <table:table-cell office:value-type="float" office:value="411.875">
            <text:p>411.875</text:p>
          </table:table-cell>
          <table:table-cell office:value-type="float" office:value="1066.75">
            <text:p>1066.75</text:p>
          </table:table-cell>
          <table:table-cell office:value-type="float" office:value="0.0333579444772593">
            <text:p>0.0333579445</text:p>
          </table:table-cell>
          <table:table-cell office:value-type="float" office:value="0.0316218809980806">
            <text:p>0.031621881</text:p>
          </table:table-cell>
          <table:table-cell office:value-type="float" office:value="0.0562513182872812">
            <text:p>0.0562513183</text:p>
          </table:table-cell>
          <table:table-cell office:value-type="float" office:value="1.11893380049151">
            <text:p>1.1189338005</text:p>
          </table:table-cell>
          <table:table-cell office:value-type="float" office:value="1.11263647247468">
            <text:p>1.1126364725</text:p>
          </table:table-cell>
          <table:table-cell office:value-type="float" office:value="1.20308146719124">
            <text:p>1.2030814672</text:p>
          </table:table-cell>
          <table:table-cell office:value-type="float" office:value="21.1237517478666">
            <text:p>21.1237517479</text:p>
          </table:table-cell>
          <table:table-cell office:value-type="float" office:value="22.2646345982485">
            <text:p>22.2646345982</text:p>
          </table:table-cell>
          <table:table-cell office:value-type="float" office:value="12.6657403963298">
            <text:p>12.665740396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291">
            <text:p>291</text:p>
          </table:table-cell>
          <table:table-cell office:value-type="float" office:value="8294">
            <text:p>8294</text:p>
          </table:table-cell>
          <table:table-cell office:value-type="float" office:value="14023">
            <text:p>14023</text:p>
          </table:table-cell>
          <table:table-cell office:value-type="float" office:value="19522">
            <text:p>19522</text:p>
          </table:table-cell>
          <table:table-cell office:value-type="float" office:value="335.75">
            <text:p>335.75</text:p>
          </table:table-cell>
          <table:table-cell office:value-type="float" office:value="537.125">
            <text:p>537.125</text:p>
          </table:table-cell>
          <table:table-cell office:value-type="float" office:value="659">
            <text:p>659</text:p>
          </table:table-cell>
          <table:table-cell office:value-type="float" office:value="0.0404810706534844">
            <text:p>0.0404810707</text:p>
          </table:table-cell>
          <table:table-cell office:value-type="float" office:value="0.0383031448334878">
            <text:p>0.0383031448</text:p>
          </table:table-cell>
          <table:table-cell office:value-type="float" office:value="0.0337567872144248">
            <text:p>0.0337567872</text:p>
          </table:table-cell>
          <table:table-cell office:value-type="float" office:value="1.14489563276645">
            <text:p>1.1448956328</text:p>
          </table:table-cell>
          <table:table-cell office:value-type="float" office:value="1.13693658348931">
            <text:p>1.1369365835</text:p>
          </table:table-cell>
          <table:table-cell office:value-type="float" office:value="1.12038221578925">
            <text:p>1.1203822158</text:p>
          </table:table-cell>
          <table:table-cell office:value-type="float" office:value="17.4670296824984">
            <text:p>17.4670296825</text:p>
          </table:table-cell>
          <table:table-cell office:value-type="float" office:value="18.4407541969756">
            <text:p>18.440754197</text:p>
          </table:table-cell>
          <table:table-cell office:value-type="float" office:value="20.8782208297937">
            <text:p>20.8782208298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8368">
            <text:p>8368</text:p>
          </table:table-cell>
          <table:table-cell office:value-type="float" office:value="13998">
            <text:p>13998</text:p>
          </table:table-cell>
          <table:table-cell office:value-type="float" office:value="21152">
            <text:p>21152</text:p>
          </table:table-cell>
          <table:table-cell office:value-type="float" office:value="110.75">
            <text:p>110.75</text:p>
          </table:table-cell>
          <table:table-cell office:value-type="float" office:value="598.875">
            <text:p>598.875</text:p>
          </table:table-cell>
          <table:table-cell office:value-type="float" office:value="729.75">
            <text:p>729.75</text:p>
          </table:table-cell>
          <table:table-cell office:value-type="float" office:value="0.0132349426386233">
            <text:p>0.0132349426</text:p>
          </table:table-cell>
          <table:table-cell office:value-type="float" office:value="0.0427828975567938">
            <text:p>0.0427828976</text:p>
          </table:table-cell>
          <table:table-cell office:value-type="float" office:value="0.0345002836611195">
            <text:p>0.0345002837</text:p>
          </table:table-cell>
          <table:table-cell office:value-type="float" office:value="1.04666562010021">
            <text:p>1.0466656201</text:p>
          </table:table-cell>
          <table:table-cell office:value-type="float" office:value="1.15332767904255">
            <text:p>1.153327679</text:p>
          </table:table-cell>
          <table:table-cell office:value-type="float" office:value="1.12308392117641">
            <text:p>1.1230839212</text:p>
          </table:table-cell>
          <table:table-cell office:value-type="float" office:value="0">
            <text:p>0</text:p>
          </table:table-cell>
          <table:table-cell office:value-type="float" office:value="16.5456553641945">
            <text:p>16.5456553642</text:p>
          </table:table-cell>
          <table:table-cell office:value-type="float" office:value="20.4356718539148">
            <text:p>20.4356718539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8595">
            <text:p>8595</text:p>
          </table:table-cell>
          <table:table-cell office:value-type="float" office:value="14016">
            <text:p>14016</text:p>
          </table:table-cell>
          <table:table-cell office:value-type="float" office:value="23942">
            <text:p>23942</text:p>
          </table:table-cell>
          <table:table-cell office:value-type="float" office:value="155.5">
            <text:p>155.5</text:p>
          </table:table-cell>
          <table:table-cell office:value-type="float" office:value="550.875">
            <text:p>550.875</text:p>
          </table:table-cell>
          <table:table-cell office:value-type="float" office:value="931.875">
            <text:p>931.875</text:p>
          </table:table-cell>
          <table:table-cell office:value-type="float" office:value="0.0180919139034322">
            <text:p>0.0180919139</text:p>
          </table:table-cell>
          <table:table-cell office:value-type="float" office:value="0.0393032962328767">
            <text:p>0.0393032962</text:p>
          </table:table-cell>
          <table:table-cell office:value-type="float" office:value="0.0389221869518002">
            <text:p>0.038922187</text:p>
          </table:table-cell>
          <table:table-cell office:value-type="float" office:value="1.06396324066544">
            <text:p>1.0639632407</text:p>
          </table:table-cell>
          <table:table-cell office:value-type="float" office:value="1.14058924504082">
            <text:p>1.140589245</text:p>
          </table:table-cell>
          <table:table-cell office:value-type="float" office:value="1.13919693014004">
            <text:p>1.1391969301</text:p>
          </table:table-cell>
          <table:table-cell office:value-type="float" office:value="0">
            <text:p>0</text:p>
          </table:table-cell>
          <table:table-cell office:value-type="float" office:value="17.9802005325066">
            <text:p>17.9802005325</text:p>
          </table:table-cell>
          <table:table-cell office:value-type="float" office:value="18.1529043948849">
            <text:p>18.152904394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570">
            <text:p>570</text:p>
          </table:table-cell>
          <table:table-cell office:value-type="float" office:value="260">
            <text:p>260</text:p>
          </table:table-cell>
          <table:table-cell office:value-type="float" office:value="10196">
            <text:p>10196</text:p>
          </table:table-cell>
          <table:table-cell office:value-type="float" office:value="15456">
            <text:p>15456</text:p>
          </table:table-cell>
          <table:table-cell office:value-type="float" office:value="26071">
            <text:p>26071</text:p>
          </table:table-cell>
          <table:table-cell office:value-type="float" office:value="290.875">
            <text:p>290.875</text:p>
          </table:table-cell>
          <table:table-cell office:value-type="float" office:value="554">
            <text:p>554</text:p>
          </table:table-cell>
          <table:table-cell office:value-type="float" office:value="925.5">
            <text:p>925.5</text:p>
          </table:table-cell>
          <table:table-cell office:value-type="float" office:value="0.0285283444488035">
            <text:p>0.0285283444</text:p>
          </table:table-cell>
          <table:table-cell office:value-type="float" office:value="0.035843685300207">
            <text:p>0.0358436853</text:p>
          </table:table-cell>
          <table:table-cell office:value-type="float" office:value="0.0354992136857044">
            <text:p>0.0354992137</text:p>
          </table:table-cell>
          <table:table-cell office:value-type="float" office:value="1.10144438378731">
            <text:p>1.1014443838</text:p>
          </table:table-cell>
          <table:table-cell office:value-type="float" office:value="1.12797104731149">
            <text:p>1.1279710473</text:p>
          </table:table-cell>
          <table:table-cell office:value-type="float" office:value="1.12671722847768">
            <text:p>1.1267172285</text:p>
          </table:table-cell>
          <table:table-cell office:value-type="float" office:value="24.6417383422756">
            <text:p>24.6417383423</text:p>
          </table:table-cell>
          <table:table-cell office:value-type="float" office:value="19.6825950986896">
            <text:p>19.6825950987</text:p>
          </table:table-cell>
          <table:table-cell office:value-type="float" office:value="19.8702638532523">
            <text:p>19.870263853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589">
            <text:p>589</text:p>
          </table:table-cell>
          <table:table-cell table:number-columns-repeated="2" office:value-type="float" office:value="399">
            <text:p>399</text:p>
          </table:table-cell>
          <table:table-cell office:value-type="float" office:value="11360">
            <text:p>11360</text:p>
          </table:table-cell>
          <table:table-cell office:value-type="float" office:value="15267">
            <text:p>15267</text:p>
          </table:table-cell>
          <table:table-cell office:value-type="float" office:value="25772">
            <text:p>25772</text:p>
          </table:table-cell>
          <table:table-cell office:value-type="float" office:value="494.625">
            <text:p>494.625</text:p>
          </table:table-cell>
          <table:table-cell office:value-type="float" office:value="702">
            <text:p>702</text:p>
          </table:table-cell>
          <table:table-cell office:value-type="float" office:value="893.5">
            <text:p>893.5</text:p>
          </table:table-cell>
          <table:table-cell office:value-type="float" office:value="0.0435409330985915">
            <text:p>0.0435409331</text:p>
          </table:table-cell>
          <table:table-cell office:value-type="float" office:value="0.0459815287875811">
            <text:p>0.0459815288</text:p>
          </table:table-cell>
          <table:table-cell office:value-type="float" office:value="0.0346694086605618">
            <text:p>0.0346694087</text:p>
          </table:table-cell>
          <table:table-cell office:value-type="float" office:value="1.15610905904106">
            <text:p>1.156109059</text:p>
          </table:table-cell>
          <table:table-cell office:value-type="float" office:value="1.16507938069623">
            <text:p>1.1650793807</text:p>
          </table:table-cell>
          <table:table-cell office:value-type="float" office:value="1.12369878738984">
            <text:p>1.1236987874</text:p>
          </table:table-cell>
          <table:table-cell office:value-type="float" office:value="16.2635497556726">
            <text:p>16.2635497557</text:p>
          </table:table-cell>
          <table:table-cell office:value-type="float" office:value="15.418447027764">
            <text:p>15.4184470278</text:p>
          </table:table-cell>
          <table:table-cell office:value-type="float" office:value="20.3376538156806">
            <text:p>20.337653815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314">
            <text:p>314</text:p>
          </table:table-cell>
          <table:table-cell office:value-type="float" office:value="11000">
            <text:p>11000</text:p>
          </table:table-cell>
          <table:table-cell office:value-type="float" office:value="15649">
            <text:p>15649</text:p>
          </table:table-cell>
          <table:table-cell office:value-type="float" office:value="25107">
            <text:p>25107</text:p>
          </table:table-cell>
          <table:table-cell office:value-type="float" office:value="400.5">
            <text:p>400.5</text:p>
          </table:table-cell>
          <table:table-cell office:value-type="float" office:value="440.125">
            <text:p>440.125</text:p>
          </table:table-cell>
          <table:table-cell office:value-type="float" office:value="919.125">
            <text:p>919.125</text:p>
          </table:table-cell>
          <table:table-cell office:value-type="float" office:value="0.0364090909090909">
            <text:p>0.0364090909</text:p>
          </table:table-cell>
          <table:table-cell office:value-type="float" office:value="0.0281248003067289">
            <text:p>0.0281248003</text:p>
          </table:table-cell>
          <table:table-cell office:value-type="float" office:value="0.0366083164057832">
            <text:p>0.0366083164</text:p>
          </table:table-cell>
          <table:table-cell office:value-type="float" office:value="1.13003003710744">
            <text:p>1.1300300371</text:p>
          </table:table-cell>
          <table:table-cell office:value-type="float" office:value="1.09998716968245">
            <text:p>1.0999871697</text:p>
          </table:table-cell>
          <table:table-cell office:value-type="float" office:value="1.13075583832717">
            <text:p>1.1307558383</text:p>
          </table:table-cell>
          <table:table-cell office:value-type="float" office:value="19.3822582211297">
            <text:p>19.3822582211</text:p>
          </table:table-cell>
          <table:table-cell office:value-type="float" office:value="24.9903795582792">
            <text:p>24.9903795583</text:p>
          </table:table-cell>
          <table:table-cell office:value-type="float" office:value="19.2786421021499">
            <text:p>19.278642102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10595">
            <text:p>10595</text:p>
          </table:table-cell>
          <table:table-cell office:value-type="float" office:value="17595">
            <text:p>17595</text:p>
          </table:table-cell>
          <table:table-cell office:value-type="float" office:value="25310">
            <text:p>25310</text:p>
          </table:table-cell>
          <table:table-cell office:value-type="float" office:value="635.875">
            <text:p>635.875</text:p>
          </table:table-cell>
          <table:table-cell office:value-type="float" office:value="625.5">
            <text:p>625.5</text:p>
          </table:table-cell>
          <table:table-cell office:value-type="float" office:value="760.75">
            <text:p>760.75</text:p>
          </table:table-cell>
          <table:table-cell office:value-type="float" office:value="0.0600165172251062">
            <text:p>0.0600165172</text:p>
          </table:table-cell>
          <table:table-cell office:value-type="float" office:value="0.0355498721227622">
            <text:p>0.0355498721</text:p>
          </table:table-cell>
          <table:table-cell office:value-type="float" office:value="0.0300572896088503">
            <text:p>0.0300572896</text:p>
          </table:table-cell>
          <table:table-cell office:value-type="float" office:value="1.21711769567394">
            <text:p>1.2171176957</text:p>
          </table:table-cell>
          <table:table-cell office:value-type="float" office:value="1.12690158750924">
            <text:p>1.1269015875</text:p>
          </table:table-cell>
          <table:table-cell office:value-type="float" office:value="1.10697125732189">
            <text:p>1.1069712573</text:p>
          </table:table-cell>
          <table:table-cell office:value-type="float" office:value="11.8924807801571">
            <text:p>11.8924807802</text:p>
          </table:table-cell>
          <table:table-cell office:value-type="float" office:value="19.8424369695766">
            <text:p>19.8424369696</text:p>
          </table:table-cell>
          <table:table-cell office:value-type="float" office:value="23.4057307681046">
            <text:p>23.405730768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23">
            <text:p>423</text:p>
          </table:table-cell>
          <table:table-cell office:value-type="float" office:value="10508">
            <text:p>10508</text:p>
          </table:table-cell>
          <table:table-cell office:value-type="float" office:value="18346">
            <text:p>18346</text:p>
          </table:table-cell>
          <table:table-cell office:value-type="float" office:value="26607">
            <text:p>26607</text:p>
          </table:table-cell>
          <table:table-cell office:value-type="float" office:value="542.125">
            <text:p>542.125</text:p>
          </table:table-cell>
          <table:table-cell office:value-type="float" office:value="1162.5">
            <text:p>1162.5</text:p>
          </table:table-cell>
          <table:table-cell office:value-type="float" office:value="760.25">
            <text:p>760.25</text:p>
          </table:table-cell>
          <table:table-cell office:value-type="float" office:value="0.0515916444613628">
            <text:p>0.0515916445</text:p>
          </table:table-cell>
          <table:table-cell office:value-type="float" office:value="0.0633653112395073">
            <text:p>0.0633653112</text:p>
          </table:table-cell>
          <table:table-cell office:value-type="float" office:value="0.0285733077761491">
            <text:p>0.0285733078</text:p>
          </table:table-cell>
          <table:table-cell office:value-type="float" office:value="1.1857876832601">
            <text:p>1.1857876833</text:p>
          </table:table-cell>
          <table:table-cell office:value-type="float" office:value="1.2296483081685">
            <text:p>1.2296483082</text:p>
          </table:table-cell>
          <table:table-cell office:value-type="float" office:value="1.10160678769437">
            <text:p>1.1016067877</text:p>
          </table:table-cell>
          <table:table-cell office:value-type="float" office:value="13.7789284431349">
            <text:p>13.7789284431</text:p>
          </table:table-cell>
          <table:table-cell office:value-type="float" office:value="11.2819309316007">
            <text:p>11.2819309316</text:p>
          </table:table-cell>
          <table:table-cell office:value-type="float" office:value="24.6035020744717">
            <text:p>24.603502074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730">
            <text:p>10730</text:p>
          </table:table-cell>
          <table:table-cell office:value-type="float" office:value="18365">
            <text:p>18365</text:p>
          </table:table-cell>
          <table:table-cell office:value-type="float" office:value="28295">
            <text:p>28295</text:p>
          </table:table-cell>
          <table:table-cell office:value-type="float" office:value="333">
            <text:p>333</text:p>
          </table:table-cell>
          <table:table-cell office:value-type="float" office:value="593.375">
            <text:p>593.375</text:p>
          </table:table-cell>
          <table:table-cell office:value-type="float" office:value="329.375">
            <text:p>329.375</text:p>
          </table:table-cell>
          <table:table-cell office:value-type="float" office:value="0.0310344827586207">
            <text:p>0.0310344828</text:p>
          </table:table-cell>
          <table:table-cell office:value-type="float" office:value="0.0323101007350939">
            <text:p>0.0323101007</text:p>
          </table:table-cell>
          <table:table-cell office:value-type="float" office:value="0.0116407492489839">
            <text:p>0.0116407492</text:p>
          </table:table-cell>
          <table:table-cell office:value-type="float" office:value="1.11050844233056">
            <text:p>1.1105084423</text:p>
          </table:table-cell>
          <table:table-cell office:value-type="float" office:value="1.11513148008747">
            <text:p>1.1151314801</text:p>
          </table:table-cell>
          <table:table-cell office:value-type="float" office:value="1.04100821617588">
            <text:p>1.0410082162</text:p>
          </table:table-cell>
          <table:table-cell office:value-type="float" office:value="22.6795507345583">
            <text:p>22.6795507346</text:p>
          </table:table-cell>
          <table:table-cell office:value-type="float" office:value="21.7976931773911">
            <text:p>21.79769317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11742">
            <text:p>11742</text:p>
          </table:table-cell>
          <table:table-cell office:value-type="float" office:value="18308">
            <text:p>18308</text:p>
          </table:table-cell>
          <table:table-cell office:value-type="float" office:value="28846">
            <text:p>28846</text:p>
          </table:table-cell>
          <table:table-cell office:value-type="float" office:value="352">
            <text:p>352</text:p>
          </table:table-cell>
          <table:table-cell office:value-type="float" office:value="747.125">
            <text:p>747.125</text:p>
          </table:table-cell>
          <table:table-cell office:value-type="float" office:value="274.75">
            <text:p>274.75</text:p>
          </table:table-cell>
          <table:table-cell office:value-type="float" office:value="0.0299778572645205">
            <text:p>0.0299778573</text:p>
          </table:table-cell>
          <table:table-cell office:value-type="float" office:value="0.0408086628796155">
            <text:p>0.0408086629</text:p>
          </table:table-cell>
          <table:table-cell office:value-type="float" office:value="0.00952471746515981">
            <text:p>0.0095247175</text:p>
          </table:table-cell>
          <table:table-cell office:value-type="float" office:value="1.10668389740112">
            <text:p>1.1066838974</text:p>
          </table:table-cell>
          <table:table-cell office:value-type="float" office:value="1.14609440013206">
            <text:p>1.1460944001</text:p>
          </table:table-cell>
          <table:table-cell office:value-type="float" office:value="1.03351432280393">
            <text:p>1.0335143228</text:p>
          </table:table-cell>
          <table:table-cell office:value-type="float" office:value="23.4668396159223">
            <text:p>23.4668396159</text:p>
          </table:table-cell>
          <table:table-cell office:value-type="float" office:value="17.3295583518218">
            <text:p>17.3295583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374">
            <text:p>374</text:p>
          </table:table-cell>
          <table:table-cell office:value-type="float" office:value="12967">
            <text:p>12967</text:p>
          </table:table-cell>
          <table:table-cell office:value-type="float" office:value="18558">
            <text:p>18558</text:p>
          </table:table-cell>
          <table:table-cell office:value-type="float" office:value="31102">
            <text:p>31102</text:p>
          </table:table-cell>
          <table:table-cell office:value-type="float" office:value="368.5">
            <text:p>368.5</text:p>
          </table:table-cell>
          <table:table-cell office:value-type="float" office:value="602.375">
            <text:p>602.375</text:p>
          </table:table-cell>
          <table:table-cell office:value-type="float" office:value="625">
            <text:p>625</text:p>
          </table:table-cell>
          <table:table-cell office:value-type="float" office:value="0.0284182925888795">
            <text:p>0.0284182926</text:p>
          </table:table-cell>
          <table:table-cell office:value-type="float" office:value="0.0324590473111327">
            <text:p>0.0324590473</text:p>
          </table:table-cell>
          <table:table-cell office:value-type="float" office:value="0.0200951707285705">
            <text:p>0.0200951707</text:p>
          </table:table-cell>
          <table:table-cell office:value-type="float" office:value="1.10104691879427">
            <text:p>1.1010469188</text:p>
          </table:table-cell>
          <table:table-cell office:value-type="float" office:value="1.11567170150356">
            <text:p>1.1156717015</text:p>
          </table:table-cell>
          <table:table-cell office:value-type="float" office:value="1.07112457668775">
            <text:p>1.0711245767</text:p>
          </table:table-cell>
          <table:table-cell office:value-type="float" office:value="24.7358355689629">
            <text:p>24.735835569</text:p>
          </table:table-cell>
          <table:table-cell office:value-type="float" office:value="21.6992425096883">
            <text:p>21.6992425097</text:p>
          </table:table-cell>
          <table:table-cell office:value-type="float" office:value="34.8386461396603">
            <text:p>34.838646139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4480">
            <text:p>14480</text:p>
          </table:table-cell>
          <table:table-cell office:value-type="float" office:value="19666">
            <text:p>19666</text:p>
          </table:table-cell>
          <table:table-cell office:value-type="float" office:value="31723">
            <text:p>31723</text:p>
          </table:table-cell>
          <table:table-cell office:value-type="float" office:value="511.875">
            <text:p>511.875</text:p>
          </table:table-cell>
          <table:table-cell office:value-type="float" office:value="699.75">
            <text:p>699.75</text:p>
          </table:table-cell>
          <table:table-cell office:value-type="float" office:value="609.5">
            <text:p>609.5</text:p>
          </table:table-cell>
          <table:table-cell office:value-type="float" office:value="0.0353504834254144">
            <text:p>0.0353504834</text:p>
          </table:table-cell>
          <table:table-cell office:value-type="float" office:value="0.0355817146343944">
            <text:p>0.0355817146</text:p>
          </table:table-cell>
          <table:table-cell office:value-type="float" office:value="0.0192131891687419">
            <text:p>0.0192131892</text:p>
          </table:table-cell>
          <table:table-cell office:value-type="float" office:value="1.12617601907863">
            <text:p>1.1261760191</text:p>
          </table:table-cell>
          <table:table-cell office:value-type="float" office:value="1.12701747571637">
            <text:p>1.1270174757</text:p>
          </table:table-cell>
          <table:table-cell office:value-type="float" office:value="1.06796968950114">
            <text:p>1.0679696895</text:p>
          </table:table-cell>
          <table:table-cell office:value-type="float" office:value="19.9524227438868">
            <text:p>19.9524227439</text:p>
          </table:table-cell>
          <table:table-cell office:value-type="float" office:value="19.8249863012606">
            <text:p>19.8249863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table:number-columns-repeated="2" office:value-type="float" office:value="626">
            <text:p>626</text:p>
          </table:table-cell>
          <table:table-cell office:value-type="float" office:value="14203">
            <text:p>14203</text:p>
          </table:table-cell>
          <table:table-cell office:value-type="float" office:value="19930">
            <text:p>19930</text:p>
          </table:table-cell>
          <table:table-cell office:value-type="float" office:value="29858">
            <text:p>29858</text:p>
          </table:table-cell>
          <table:table-cell office:value-type="float" office:value="484.375">
            <text:p>484.375</text:p>
          </table:table-cell>
          <table:table-cell office:value-type="float" office:value="294.875">
            <text:p>294.875</text:p>
          </table:table-cell>
          <table:table-cell office:value-type="float" office:value="778.625">
            <text:p>778.625</text:p>
          </table:table-cell>
          <table:table-cell office:value-type="float" office:value="0.0341037104837006">
            <text:p>0.0341037105</text:p>
          </table:table-cell>
          <table:table-cell office:value-type="float" office:value="0.014795534370296">
            <text:p>0.0147955344</text:p>
          </table:table-cell>
          <table:table-cell office:value-type="float" office:value="0.0260776006430437">
            <text:p>0.0260776006</text:p>
          </table:table-cell>
          <table:table-cell office:value-type="float" office:value="1.12164259030771">
            <text:p>1.1216425903</text:p>
          </table:table-cell>
          <table:table-cell office:value-type="float" office:value="1.05221342965715">
            <text:p>1.0522134297</text:p>
          </table:table-cell>
          <table:table-cell office:value-type="float" office:value="1.09260448311104">
            <text:p>1.0926044831</text:p>
          </table:table-cell>
          <table:table-cell office:value-type="float" office:value="20.6693217891509">
            <text:p>20.6693217892</text:p>
          </table:table-cell>
          <table:table-cell office:value-type="float" office:value="0">
            <text:p>0</text:p>
          </table:table-cell>
          <table:table-cell office:value-type="float" office:value="26.9252612997966">
            <text:p>26.925261299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424">
            <text:p>424</text:p>
          </table:table-cell>
          <table:table-cell office:value-type="float" office:value="13816">
            <text:p>13816</text:p>
          </table:table-cell>
          <table:table-cell office:value-type="float" office:value="20288">
            <text:p>20288</text:p>
          </table:table-cell>
          <table:table-cell office:value-type="float" office:value="28988">
            <text:p>28988</text:p>
          </table:table-cell>
          <table:table-cell office:value-type="float" office:value="478.75">
            <text:p>478.75</text:p>
          </table:table-cell>
          <table:table-cell office:value-type="float" office:value="887">
            <text:p>887</text:p>
          </table:table-cell>
          <table:table-cell office:value-type="float" office:value="1157.625">
            <text:p>1157.625</text:p>
          </table:table-cell>
          <table:table-cell office:value-type="float" office:value="0.0346518529241459">
            <text:p>0.0346518529</text:p>
          </table:table-cell>
          <table:table-cell office:value-type="float" office:value="0.0437204258675079">
            <text:p>0.0437204259</text:p>
          </table:table-cell>
          <table:table-cell office:value-type="float" office:value="0.0399346281219815">
            <text:p>0.0399346281</text:p>
          </table:table-cell>
          <table:table-cell office:value-type="float" office:value="1.12363495702022">
            <text:p>1.123634957</text:p>
          </table:table-cell>
          <table:table-cell office:value-type="float" office:value="1.15676798278683">
            <text:p>1.1567679828</text:p>
          </table:table-cell>
          <table:table-cell office:value-type="float" office:value="1.14289695649249">
            <text:p>1.1428969565</text:p>
          </table:table-cell>
          <table:table-cell office:value-type="float" office:value="20.3477839133768">
            <text:p>20.3477839134</text:p>
          </table:table-cell>
          <table:table-cell office:value-type="float" office:value="16.1981830939625">
            <text:p>16.198183094</text:p>
          </table:table-cell>
          <table:table-cell office:value-type="float" office:value="17.701357883241">
            <text:p>17.701357883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13732">
            <text:p>13732</text:p>
          </table:table-cell>
          <table:table-cell office:value-type="float" office:value="21587">
            <text:p>21587</text:p>
          </table:table-cell>
          <table:table-cell office:value-type="float" office:value="30731">
            <text:p>30731</text:p>
          </table:table-cell>
          <table:table-cell office:value-type="float" office:value="360.375">
            <text:p>360.375</text:p>
          </table:table-cell>
          <table:table-cell office:value-type="float" office:value="733.5">
            <text:p>733.5</text:p>
          </table:table-cell>
          <table:table-cell office:value-type="float" office:value="1241.625">
            <text:p>1241.625</text:p>
          </table:table-cell>
          <table:table-cell office:value-type="float" office:value="0.0262434459656277">
            <text:p>0.026243446</text:p>
          </table:table-cell>
          <table:table-cell office:value-type="float" office:value="0.0339787835271228">
            <text:p>0.0339787835</text:p>
          </table:table-cell>
          <table:table-cell office:value-type="float" office:value="0.0404030132439556">
            <text:p>0.0404030132</text:p>
          </table:table-cell>
          <table:table-cell office:value-type="float" office:value="1.09320194905375">
            <text:p>1.0932019491</text:p>
          </table:table-cell>
          <table:table-cell office:value-type="float" office:value="1.1211886754957">
            <text:p>1.1211886755</text:p>
          </table:table-cell>
          <table:table-cell office:value-type="float" office:value="1.14461005717306">
            <text:p>1.1446100572</text:p>
          </table:table-cell>
          <table:table-cell office:value-type="float" office:value="26.7572786866957">
            <text:p>26.7572786867</text:p>
          </table:table-cell>
          <table:table-cell office:value-type="float" office:value="20.744054840566">
            <text:p>20.7440548406</text:p>
          </table:table-cell>
          <table:table-cell office:value-type="float" office:value="17.5001146515704">
            <text:p>17.5001146516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51">
            <text:p>651</text:p>
          </table:table-cell>
          <table:table-cell office:value-type="float" office:value="14755">
            <text:p>14755</text:p>
          </table:table-cell>
          <table:table-cell office:value-type="float" office:value="22045">
            <text:p>22045</text:p>
          </table:table-cell>
          <table:table-cell office:value-type="float" office:value="32381">
            <text:p>32381</text:p>
          </table:table-cell>
          <table:table-cell office:value-type="float" office:value="308.375">
            <text:p>308.375</text:p>
          </table:table-cell>
          <table:table-cell office:value-type="float" office:value="452.5">
            <text:p>452.5</text:p>
          </table:table-cell>
          <table:table-cell office:value-type="float" office:value="1181.125">
            <text:p>1181.125</text:p>
          </table:table-cell>
          <table:table-cell office:value-type="float" office:value="0.0208996950186378">
            <text:p>0.020899695</text:p>
          </table:table-cell>
          <table:table-cell office:value-type="float" office:value="0.020526196416421">
            <text:p>0.0205261964</text:p>
          </table:table-cell>
          <table:table-cell office:value-type="float" office:value="0.0364758654766684">
            <text:p>0.0364758655</text:p>
          </table:table-cell>
          <table:table-cell office:value-type="float" office:value="1.0740050551789">
            <text:p>1.0740050552</text:p>
          </table:table-cell>
          <table:table-cell office:value-type="float" office:value="1.07266748394655">
            <text:p>1.0726674839</text:p>
          </table:table-cell>
          <table:table-cell office:value-type="float" office:value="1.13027328714239">
            <text:p>1.1302732871</text:p>
          </table:table-cell>
          <table:table-cell office:value-type="float" office:value="33.5107996595211">
            <text:p>33.5107996595</text:p>
          </table:table-cell>
          <table:table-cell office:value-type="float" office:value="34.1143051464036">
            <text:p>34.1143051464</text:p>
          </table:table-cell>
          <table:table-cell office:value-type="float" office:value="19.3474030296331">
            <text:p>19.347403029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5395">
            <text:p>15395</text:p>
          </table:table-cell>
          <table:table-cell office:value-type="float" office:value="20825">
            <text:p>20825</text:p>
          </table:table-cell>
          <table:table-cell office:value-type="float" office:value="34452">
            <text:p>34452</text:p>
          </table:table-cell>
          <table:table-cell office:value-type="float" office:value="208.25">
            <text:p>208.25</text:p>
          </table:table-cell>
          <table:table-cell office:value-type="float" office:value="1001.25">
            <text:p>1001.25</text:p>
          </table:table-cell>
          <table:table-cell office:value-type="float" office:value="1654.625">
            <text:p>1654.625</text:p>
          </table:table-cell>
          <table:table-cell office:value-type="float" office:value="0.0135271191945437">
            <text:p>0.0135271192</text:p>
          </table:table-cell>
          <table:table-cell office:value-type="float" office:value="0.0480792316926771">
            <text:p>0.0480792317</text:p>
          </table:table-cell>
          <table:table-cell office:value-type="float" office:value="0.0480269650528271">
            <text:p>0.0480269651</text:p>
          </table:table-cell>
          <table:table-cell office:value-type="float" office:value="1.04770356377016">
            <text:p>1.0477035638</text:p>
          </table:table-cell>
          <table:table-cell office:value-type="float" office:value="1.17280807146388">
            <text:p>1.1728080715</text:p>
          </table:table-cell>
          <table:table-cell office:value-type="float" office:value="1.17261529285438">
            <text:p>1.1726152929</text:p>
          </table:table-cell>
          <table:table-cell office:value-type="float" office:value="0">
            <text:p>0</text:p>
          </table:table-cell>
          <table:table-cell office:value-type="float" office:value="14.7606302948474">
            <text:p>14.7606302948</text:p>
          </table:table-cell>
          <table:table-cell office:value-type="float" office:value="14.7763226128651">
            <text:p>14.7763226129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15572">
            <text:p>15572</text:p>
          </table:table-cell>
          <table:table-cell office:value-type="float" office:value="22178">
            <text:p>22178</text:p>
          </table:table-cell>
          <table:table-cell office:value-type="float" office:value="38183">
            <text:p>38183</text:p>
          </table:table-cell>
          <table:table-cell office:value-type="float" office:value="180.375">
            <text:p>180.375</text:p>
          </table:table-cell>
          <table:table-cell office:value-type="float" office:value="1119.75">
            <text:p>1119.75</text:p>
          </table:table-cell>
          <table:table-cell office:value-type="float" office:value="1922.625">
            <text:p>1922.625</text:p>
          </table:table-cell>
          <table:table-cell office:value-type="float" office:value="0.0115832905214488">
            <text:p>0.0115832905</text:p>
          </table:table-cell>
          <table:table-cell office:value-type="float" office:value="0.0504892235548742">
            <text:p>0.0504892236</text:p>
          </table:table-cell>
          <table:table-cell office:value-type="float" office:value="0.0503529057433937">
            <text:p>0.0503529057</text:p>
          </table:table-cell>
          <table:table-cell office:value-type="float" office:value="1.04080449515891">
            <text:p>1.0408044952</text:p>
          </table:table-cell>
          <table:table-cell office:value-type="float" office:value="1.1817086393646">
            <text:p>1.1817086394</text:p>
          </table:table-cell>
          <table:table-cell office:value-type="float" office:value="1.18120458373081">
            <text:p>1.1812045837</text:p>
          </table:table-cell>
          <table:table-cell office:value-type="float" office:value="0">
            <text:p>0</text:p>
          </table:table-cell>
          <table:table-cell office:value-type="float" office:value="14.0723449293864">
            <text:p>14.0723449294</text:p>
          </table:table-cell>
          <table:table-cell office:value-type="float" office:value="14.109519195944">
            <text:p>14.109519195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637">
            <text:p>637</text:p>
          </table:table-cell>
          <table:table-cell office:value-type="float" office:value="16900">
            <text:p>16900</text:p>
          </table:table-cell>
          <table:table-cell office:value-type="float" office:value="23568">
            <text:p>23568</text:p>
          </table:table-cell>
          <table:table-cell office:value-type="float" office:value="40671">
            <text:p>40671</text:p>
          </table:table-cell>
          <table:table-cell office:value-type="float" office:value="428.75">
            <text:p>428.75</text:p>
          </table:table-cell>
          <table:table-cell office:value-type="float" office:value="1092.875">
            <text:p>1092.875</text:p>
          </table:table-cell>
          <table:table-cell office:value-type="float" office:value="1880.125">
            <text:p>1880.125</text:p>
          </table:table-cell>
          <table:table-cell office:value-type="float" office:value="0.0253698224852071">
            <text:p>0.0253698225</text:p>
          </table:table-cell>
          <table:table-cell office:value-type="float" office:value="0.046371138832315">
            <text:p>0.0463711388</text:p>
          </table:table-cell>
          <table:table-cell office:value-type="float" office:value="0.0462276560694352">
            <text:p>0.0462276561</text:p>
          </table:table-cell>
          <table:table-cell office:value-type="float" office:value="1.09005588936837">
            <text:p>1.0900558894</text:p>
          </table:table-cell>
          <table:table-cell office:value-type="float" office:value="1.16651353964565">
            <text:p>1.1665135396</text:p>
          </table:table-cell>
          <table:table-cell office:value-type="float" office:value="1.16598530876694">
            <text:p>1.1659853088</text:p>
          </table:table-cell>
          <table:table-cell office:value-type="float" office:value="27.6668462373552">
            <text:p>27.6668462374</text:p>
          </table:table-cell>
          <table:table-cell office:value-type="float" office:value="15.2917699065267">
            <text:p>15.2917699065</text:p>
          </table:table-cell>
          <table:table-cell office:value-type="float" office:value="15.3381732944914">
            <text:p>15.338173294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446">
            <text:p>446</text:p>
          </table:table-cell>
          <table:table-cell office:value-type="float" office:value="650">
            <text:p>650</text:p>
          </table:table-cell>
          <table:table-cell office:value-type="float" office:value="16835">
            <text:p>16835</text:p>
          </table:table-cell>
          <table:table-cell office:value-type="float" office:value="23627">
            <text:p>23627</text:p>
          </table:table-cell>
          <table:table-cell office:value-type="float" office:value="41037">
            <text:p>41037</text:p>
          </table:table-cell>
          <table:table-cell office:value-type="float" office:value="329.875">
            <text:p>329.875</text:p>
          </table:table-cell>
          <table:table-cell office:value-type="float" office:value="955.125">
            <text:p>955.125</text:p>
          </table:table-cell>
          <table:table-cell office:value-type="float" office:value="2126.5">
            <text:p>2126.5</text:p>
          </table:table-cell>
          <table:table-cell office:value-type="float" office:value="0.0195945945945946">
            <text:p>0.0195945946</text:p>
          </table:table-cell>
          <table:table-cell office:value-type="float" office:value="0.040425149193719">
            <text:p>0.0404251492</text:p>
          </table:table-cell>
          <table:table-cell office:value-type="float" office:value="0.0518190900894315">
            <text:p>0.0518190901</text:p>
          </table:table-cell>
          <table:table-cell office:value-type="float" office:value="1.06933361943024">
            <text:p>1.0693336194</text:p>
          </table:table-cell>
          <table:table-cell office:value-type="float" office:value="1.14469103984519">
            <text:p>1.1446910398</text:p>
          </table:table-cell>
          <table:table-cell office:value-type="float" office:value="1.1866298427845">
            <text:p>1.1866298428</text:p>
          </table:table-cell>
          <table:table-cell office:value-type="float" office:value="0">
            <text:p>0</text:p>
          </table:table-cell>
          <table:table-cell office:value-type="float" office:value="17.4907192566211">
            <text:p>17.4907192566</text:p>
          </table:table-cell>
          <table:table-cell office:value-type="float" office:value="13.7199455763515">
            <text:p>13.719945576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9">
            <text:p>449</text:p>
          </table:table-cell>
          <table:table-cell office:value-type="float" office:value="655">
            <text:p>655</text:p>
          </table:table-cell>
          <table:table-cell office:value-type="float" office:value="15896">
            <text:p>15896</text:p>
          </table:table-cell>
          <table:table-cell office:value-type="float" office:value="25148">
            <text:p>25148</text:p>
          </table:table-cell>
          <table:table-cell office:value-type="float" office:value="42539">
            <text:p>42539</text:p>
          </table:table-cell>
          <table:table-cell office:value-type="float" office:value="401.375">
            <text:p>401.375</text:p>
          </table:table-cell>
          <table:table-cell office:value-type="float" office:value="1205">
            <text:p>1205</text:p>
          </table:table-cell>
          <table:table-cell office:value-type="float" office:value="2219.875">
            <text:p>2219.875</text:p>
          </table:table-cell>
          <table:table-cell office:value-type="float" office:value="0.0252500629089079">
            <text:p>0.0252500629</text:p>
          </table:table-cell>
          <table:table-cell office:value-type="float" office:value="0.0479163352950533">
            <text:p>0.0479163353</text:p>
          </table:table-cell>
          <table:table-cell office:value-type="float" office:value="0.0521844660194175">
            <text:p>0.052184466</text:p>
          </table:table-cell>
          <table:table-cell office:value-type="float" office:value="1.08962484890791">
            <text:p>1.0896248489</text:p>
          </table:table-cell>
          <table:table-cell office:value-type="float" office:value="1.17220728490138">
            <text:p>1.1722072849</text:p>
          </table:table-cell>
          <table:table-cell office:value-type="float" office:value="1.18798313931568">
            <text:p>1.1879831393</text:p>
          </table:table-cell>
          <table:table-cell office:value-type="float" office:value="27.7964383079818">
            <text:p>27.796438308</text:p>
          </table:table-cell>
          <table:table-cell office:value-type="float" office:value="14.8096505275969">
            <text:p>14.8096505276</text:p>
          </table:table-cell>
          <table:table-cell office:value-type="float" office:value="13.6262697840329">
            <text:p>13.626269784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table:number-columns-repeated="2"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6262">
            <text:p>26262</text:p>
          </table:table-cell>
          <table:table-cell office:value-type="float" office:value="43906">
            <text:p>43906</text:p>
          </table:table-cell>
          <table:table-cell office:value-type="float" office:value="600.625">
            <text:p>600.625</text:p>
          </table:table-cell>
          <table:table-cell office:value-type="float" office:value="947.375">
            <text:p>947.375</text:p>
          </table:table-cell>
          <table:table-cell office:value-type="float" office:value="1572">
            <text:p>1572</text:p>
          </table:table-cell>
          <table:table-cell office:value-type="float" office:value="0.0393620158594928">
            <text:p>0.0393620159</text:p>
          </table:table-cell>
          <table:table-cell office:value-type="float" office:value="0.0360739852258015">
            <text:p>0.0360739852</text:p>
          </table:table-cell>
          <table:table-cell office:value-type="float" office:value="0.0358037625837015">
            <text:p>0.0358037626</text:p>
          </table:table-cell>
          <table:table-cell office:value-type="float" office:value="1.14080381736157">
            <text:p>1.1408038174</text:p>
          </table:table-cell>
          <table:table-cell office:value-type="float" office:value="1.12880955981405">
            <text:p>1.1288095598</text:p>
          </table:table-cell>
          <table:table-cell office:value-type="float" office:value="1.12782571149665">
            <text:p>1.1278257115</text:p>
          </table:table-cell>
          <table:table-cell office:value-type="float" office:value="17.9538883845046">
            <text:p>17.9538883845</text:p>
          </table:table-cell>
          <table:table-cell office:value-type="float" office:value="19.5591261794675">
            <text:p>19.5591261795</text:p>
          </table:table-cell>
          <table:table-cell office:value-type="float" office:value="19.7041600784921">
            <text:p>19.704160078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682">
            <text:p>682</text:p>
          </table:table-cell>
          <table:table-cell office:value-type="float" office:value="16688">
            <text:p>16688</text:p>
          </table:table-cell>
          <table:table-cell office:value-type="float" office:value="28339">
            <text:p>28339</text:p>
          </table:table-cell>
          <table:table-cell office:value-type="float" office:value="45772">
            <text:p>45772</text:p>
          </table:table-cell>
          <table:table-cell office:value-type="float" office:value="583.375">
            <text:p>583.375</text:p>
          </table:table-cell>
          <table:table-cell office:value-type="float" office:value="1090.5">
            <text:p>1090.5</text:p>
          </table:table-cell>
          <table:table-cell office:value-type="float" office:value="978.875">
            <text:p>978.875</text:p>
          </table:table-cell>
          <table:table-cell office:value-type="float" office:value="0.0349577540747843">
            <text:p>0.0349577541</text:p>
          </table:table-cell>
          <table:table-cell office:value-type="float" office:value="0.0384805391862804">
            <text:p>0.0384805392</text:p>
          </table:table-cell>
          <table:table-cell office:value-type="float" office:value="0.0213858909376912">
            <text:p>0.0213858909</text:p>
          </table:table-cell>
          <table:table-cell office:value-type="float" office:value="1.12474734661885">
            <text:p>1.1247473466</text:p>
          </table:table-cell>
          <table:table-cell office:value-type="float" office:value="1.13758416086827">
            <text:p>1.1375841609</text:p>
          </table:table-cell>
          <table:table-cell office:value-type="float" office:value="1.07574703669107">
            <text:p>1.0757470367</text:p>
          </table:table-cell>
          <table:table-cell office:value-type="float" office:value="20.1727271286246">
            <text:p>20.1727271286</text:p>
          </table:table-cell>
          <table:table-cell office:value-type="float" office:value="18.3573205871286">
            <text:p>18.3573205871</text:p>
          </table:table-cell>
          <table:table-cell office:value-type="float" office:value="32.7567754078447">
            <text:p>32.756775407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475">
            <text:p>475</text:p>
          </table:table-cell>
          <table:table-cell office:value-type="float" office:value="17454">
            <text:p>17454</text:p>
          </table:table-cell>
          <table:table-cell office:value-type="float" office:value="29371">
            <text:p>29371</text:p>
          </table:table-cell>
          <table:table-cell office:value-type="float" office:value="49413">
            <text:p>49413</text:p>
          </table:table-cell>
          <table:table-cell office:value-type="float" office:value="583.75">
            <text:p>583.75</text:p>
          </table:table-cell>
          <table:table-cell office:value-type="float" office:value="1496.25">
            <text:p>1496.25</text:p>
          </table:table-cell>
          <table:table-cell office:value-type="float" office:value="965">
            <text:p>965</text:p>
          </table:table-cell>
          <table:table-cell office:value-type="float" office:value="0.0334450555746534">
            <text:p>0.0334450556</text:p>
          </table:table-cell>
          <table:table-cell office:value-type="float" office:value="0.0509431071465051">
            <text:p>0.0509431071</text:p>
          </table:table-cell>
          <table:table-cell office:value-type="float" office:value="0.0195292736729201">
            <text:p>0.0195292737</text:p>
          </table:table-cell>
          <table:table-cell office:value-type="float" office:value="1.11925009512637">
            <text:p>1.1192500951</text:p>
          </table:table-cell>
          <table:table-cell office:value-type="float" office:value="1.18338746733762">
            <text:p>1.1833874673</text:p>
          </table:table-cell>
          <table:table-cell office:value-type="float" office:value="1.0690999872144">
            <text:p>1.0690999872</text:p>
          </table:table-cell>
          <table:table-cell office:value-type="float" office:value="21.0696256385208">
            <text:p>21.0696256385</text:p>
          </table:table-cell>
          <table:table-cell office:value-type="float" office:value="13.9500032619449">
            <text:p>13.9500032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table:number-columns-repeated="2" office:value-type="float" office:value="691">
            <text:p>691</text:p>
          </table:table-cell>
          <table:table-cell office:value-type="float" office:value="18663">
            <text:p>18663</text:p>
          </table:table-cell>
          <table:table-cell office:value-type="float" office:value="30322">
            <text:p>30322</text:p>
          </table:table-cell>
          <table:table-cell office:value-type="float" office:value="51812">
            <text:p>51812</text:p>
          </table:table-cell>
          <table:table-cell office:value-type="float" office:value="773.75">
            <text:p>773.75</text:p>
          </table:table-cell>
          <table:table-cell office:value-type="float" office:value="501.125">
            <text:p>501.125</text:p>
          </table:table-cell>
          <table:table-cell office:value-type="float" office:value="843.25">
            <text:p>843.25</text:p>
          </table:table-cell>
          <table:table-cell office:value-type="float" office:value="0.0414590365964743">
            <text:p>0.0414590366</text:p>
          </table:table-cell>
          <table:table-cell office:value-type="float" office:value="0.0165267792361981">
            <text:p>0.0165267792</text:p>
          </table:table-cell>
          <table:table-cell office:value-type="float" office:value="0.0162751872153169">
            <text:p>0.0162751872</text:p>
          </table:table-cell>
          <table:table-cell office:value-type="float" office:value="1.14847557745006">
            <text:p>1.1484755775</text:p>
          </table:table-cell>
          <table:table-cell office:value-type="float" office:value="1.05837907081326">
            <text:p>1.0583790708</text:p>
          </table:table-cell>
          <table:table-cell office:value-type="float" office:value="1.05748232342264">
            <text:p>1.0574823234</text:p>
          </table:table-cell>
          <table:table-cell office:value-type="float" office:value="17.0630715679064">
            <text:p>17.06307156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table:number-columns-repeated="2" office:value-type="float" office:value="743">
            <text:p>743</text:p>
          </table:table-cell>
          <table:table-cell office:value-type="float" office:value="20377">
            <text:p>20377</text:p>
          </table:table-cell>
          <table:table-cell office:value-type="float" office:value="30968">
            <text:p>30968</text:p>
          </table:table-cell>
          <table:table-cell office:value-type="float" office:value="50759">
            <text:p>50759</text:p>
          </table:table-cell>
          <table:table-cell office:value-type="float" office:value="969.375">
            <text:p>969.375</text:p>
          </table:table-cell>
          <table:table-cell office:value-type="float" office:value="1066.875">
            <text:p>1066.875</text:p>
          </table:table-cell>
          <table:table-cell office:value-type="float" office:value="805.25">
            <text:p>805.25</text:p>
          </table:table-cell>
          <table:table-cell office:value-type="float" office:value="0.0475720174706777">
            <text:p>0.0475720175</text:p>
          </table:table-cell>
          <table:table-cell office:value-type="float" office:value="0.0344508847842935">
            <text:p>0.0344508848</text:p>
          </table:table-cell>
          <table:table-cell office:value-type="float" office:value="0.0158641817214681">
            <text:p>0.0158641817</text:p>
          </table:table-cell>
          <table:table-cell office:value-type="float" office:value="1.17093773096598">
            <text:p>1.170937731</text:p>
          </table:table-cell>
          <table:table-cell office:value-type="float" office:value="1.12290434913137">
            <text:p>1.1229043491</text:p>
          </table:table-cell>
          <table:table-cell office:value-type="float" office:value="1.05601791365805">
            <text:p>1.0560179137</text:p>
          </table:table-cell>
          <table:table-cell office:value-type="float" office:value="14.9143702599746">
            <text:p>14.91437026</text:p>
          </table:table-cell>
          <table:table-cell office:value-type="float" office:value="20.4644830353422">
            <text:p>20.46448303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0">
            <text:p>410</text:p>
          </table:table-cell>
          <table:table-cell office:value-type="float" office:value="770">
            <text:p>770</text:p>
          </table:table-cell>
          <table:table-cell office:value-type="float" office:value="21612">
            <text:p>21612</text:p>
          </table:table-cell>
          <table:table-cell office:value-type="float" office:value="32594">
            <text:p>32594</text:p>
          </table:table-cell>
          <table:table-cell office:value-type="float" office:value="48502">
            <text:p>48502</text:p>
          </table:table-cell>
          <table:table-cell office:value-type="float" office:value="899">
            <text:p>899</text:p>
          </table:table-cell>
          <table:table-cell office:value-type="float" office:value="590.125">
            <text:p>590.125</text:p>
          </table:table-cell>
          <table:table-cell office:value-type="float" office:value="834.75">
            <text:p>834.75</text:p>
          </table:table-cell>
          <table:table-cell office:value-type="float" office:value="0.0415972607810476">
            <text:p>0.0415972608</text:p>
          </table:table-cell>
          <table:table-cell office:value-type="float" office:value="0.0181053261336442">
            <text:p>0.0181053261</text:p>
          </table:table-cell>
          <table:table-cell office:value-type="float" office:value="0.0172106304894644">
            <text:p>0.0172106305</text:p>
          </table:table-cell>
          <table:table-cell office:value-type="float" office:value="1.14898186365846">
            <text:p>1.1489818637</text:p>
          </table:table-cell>
          <table:table-cell office:value-type="float" office:value="1.06401113502319">
            <text:p>1.064011135</text:p>
          </table:table-cell>
          <table:table-cell office:value-type="float" office:value="1.06081777008474">
            <text:p>1.0608177701</text:p>
          </table:table-cell>
          <table:table-cell office:value-type="float" office:value="17.0075085948579">
            <text:p>17.00750859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735">
            <text:p>735</text:p>
          </table:table-cell>
          <table:table-cell office:value-type="float" office:value="21505">
            <text:p>21505</text:p>
          </table:table-cell>
          <table:table-cell office:value-type="float" office:value="34560">
            <text:p>34560</text:p>
          </table:table-cell>
          <table:table-cell office:value-type="float" office:value="48856">
            <text:p>48856</text:p>
          </table:table-cell>
          <table:table-cell office:value-type="float" office:value="1010.375">
            <text:p>1010.375</text:p>
          </table:table-cell>
          <table:table-cell office:value-type="float" office:value="386.25">
            <text:p>386.25</text:p>
          </table:table-cell>
          <table:table-cell office:value-type="float" office:value="660.25">
            <text:p>660.25</text:p>
          </table:table-cell>
          <table:table-cell office:value-type="float" office:value="0.0469832597070449">
            <text:p>0.0469832597</text:p>
          </table:table-cell>
          <table:table-cell office:value-type="float" office:value="0.0111762152777778">
            <text:p>0.0111762153</text:p>
          </table:table-cell>
          <table:table-cell office:value-type="float" office:value="0.0135142050106435">
            <text:p>0.013514205</text:p>
          </table:table-cell>
          <table:table-cell office:value-type="float" office:value="1.16876796529235">
            <text:p>1.1687679653</text:p>
          </table:table-cell>
          <table:table-cell office:value-type="float" office:value="1.03936157273658">
            <text:p>1.0393615727</text:p>
          </table:table-cell>
          <table:table-cell office:value-type="float" office:value="1.04765767966191">
            <text:p>1.0476576797</text:p>
          </table:table-cell>
          <table:table-cell office:value-type="float" office:value="15.0969886951964">
            <text:p>15.09698869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819">
            <text:p>819</text:p>
          </table:table-cell>
          <table:table-cell office:value-type="float" office:value="22086">
            <text:p>22086</text:p>
          </table:table-cell>
          <table:table-cell office:value-type="float" office:value="35340">
            <text:p>35340</text:p>
          </table:table-cell>
          <table:table-cell office:value-type="float" office:value="49784">
            <text:p>49784</text:p>
          </table:table-cell>
          <table:table-cell office:value-type="float" office:value="1043.75">
            <text:p>1043.75</text:p>
          </table:table-cell>
          <table:table-cell office:value-type="float" office:value="-20.75">
            <text:p>-20.75</text:p>
          </table:table-cell>
          <table:table-cell office:value-type="float" office:value="902.25">
            <text:p>902.25</text:p>
          </table:table-cell>
          <table:table-cell office:value-type="float" office:value="0.0472584442633342">
            <text:p>0.0472584443</text:p>
          </table:table-cell>
          <table:table-cell office:value-type="float" office:value="-0.000587153367289191">
            <text:p>-0.0005871534</text:p>
          </table:table-cell>
          <table:table-cell office:value-type="float" office:value="0.0181232926241363">
            <text:p>0.0181232926</text:p>
          </table:table-cell>
          <table:table-cell office:value-type="float" office:value="1.16978194160788">
            <text:p>1.1697819416</text:p>
          </table:table-cell>
          <table:table-cell office:value-type="float" office:value="0.997945638922678">
            <text:p>0.9979456389</text:p>
          </table:table-cell>
          <table:table-cell office:value-type="float" office:value="1.06407529350614">
            <text:p>1.0640752935</text:p>
          </table:table-cell>
          <table:table-cell office:value-type="float" office:value="15.0110668334157">
            <text:p>15.01106683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0">
            <text:p>470</text:p>
          </table:table-cell>
          <table:table-cell office:value-type="float" office:value="855">
            <text:p>855</text:p>
          </table:table-cell>
          <table:table-cell office:value-type="float" office:value="23014">
            <text:p>23014</text:p>
          </table:table-cell>
          <table:table-cell office:value-type="float" office:value="35102">
            <text:p>35102</text:p>
          </table:table-cell>
          <table:table-cell office:value-type="float" office:value="50348">
            <text:p>50348</text:p>
          </table:table-cell>
          <table:table-cell office:value-type="float" office:value="779.125">
            <text:p>779.125</text:p>
          </table:table-cell>
          <table:table-cell office:value-type="float" office:value="517.125">
            <text:p>517.125</text:p>
          </table:table-cell>
          <table:table-cell office:value-type="float" office:value="-271">
            <text:p>-271</text:p>
          </table:table-cell>
          <table:table-cell office:value-type="float" office:value="0.0338543929781872">
            <text:p>0.033854393</text:p>
          </table:table-cell>
          <table:table-cell office:value-type="float" office:value="0.0147320665489146">
            <text:p>0.0147320665</text:p>
          </table:table-cell>
          <table:table-cell office:value-type="float" office:value="-0.00538253753873044">
            <text:p>-0.0053825375</text:p>
          </table:table-cell>
          <table:table-cell office:value-type="float" office:value="1.12073677047454">
            <text:p>1.1207367705</text:p>
          </table:table-cell>
          <table:table-cell office:value-type="float" office:value="1.05198761913941">
            <text:p>1.0519876191</text:p>
          </table:table-cell>
          <table:table-cell office:value-type="float" office:value="0.981217903166741">
            <text:p>0.9812179032</text:p>
          </table:table-cell>
          <table:table-cell office:value-type="float" office:value="20.8190149565213">
            <text:p>20.81901495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23880">
            <text:p>23880</text:p>
          </table:table-cell>
          <table:table-cell office:value-type="float" office:value="34360">
            <text:p>34360</text:p>
          </table:table-cell>
          <table:table-cell office:value-type="float" office:value="52450">
            <text:p>52450</text:p>
          </table:table-cell>
          <table:table-cell office:value-type="float" office:value="497.25">
            <text:p>497.25</text:p>
          </table:table-cell>
          <table:table-cell office:value-type="float" office:value="473.125">
            <text:p>473.125</text:p>
          </table:table-cell>
          <table:table-cell office:value-type="float" office:value="-432.75">
            <text:p>-432.75</text:p>
          </table:table-cell>
          <table:table-cell office:value-type="float" office:value="0.020822864321608">
            <text:p>0.0208228643</text:p>
          </table:table-cell>
          <table:table-cell office:value-type="float" office:value="0.0137696449359721">
            <text:p>0.0137696449</text:p>
          </table:table-cell>
          <table:table-cell office:value-type="float" office:value="-0.00825071496663489">
            <text:p>-0.008250715</text:p>
          </table:table-cell>
          <table:table-cell office:value-type="float" office:value="1.0737298648156">
            <text:p>1.0737298648</text:p>
          </table:table-cell>
          <table:table-cell office:value-type="float" office:value="1.04856537939436">
            <text:p>1.0485653794</text:p>
          </table:table-cell>
          <table:table-cell office:value-type="float" office:value="0.971255923239801">
            <text:p>0.9712559232</text:p>
          </table:table-cell>
          <table:table-cell office:value-type="float" office:value="33.6331753749967">
            <text:p>33.6331753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913">
            <text:p>913</text:p>
          </table:table-cell>
          <table:table-cell office:value-type="float" office:value="25537">
            <text:p>25537</text:p>
          </table:table-cell>
          <table:table-cell office:value-type="float" office:value="34576">
            <text:p>34576</text:p>
          </table:table-cell>
          <table:table-cell office:value-type="float" office:value="54675">
            <text:p>54675</text:p>
          </table:table-cell>
          <table:table-cell office:value-type="float" office:value="465.875">
            <text:p>465.875</text:p>
          </table:table-cell>
          <table:table-cell office:value-type="float" office:value="663.125">
            <text:p>663.125</text:p>
          </table:table-cell>
          <table:table-cell office:value-type="float" office:value="-1361.125">
            <text:p>-1361.125</text:p>
          </table:table-cell>
          <table:table-cell office:value-type="float" office:value="0.0182431374084661">
            <text:p>0.0182431374</text:p>
          </table:table-cell>
          <table:table-cell office:value-type="float" office:value="0.0191787656177696">
            <text:p>0.0191787656</text:p>
          </table:table-cell>
          <table:table-cell office:value-type="float" office:value="-0.0248948331047096">
            <text:p>-0.0248948331</text:p>
          </table:table-cell>
          <table:table-cell office:value-type="float" office:value="1.06450329257214">
            <text:p>1.0645032926</text:p>
          </table:table-cell>
          <table:table-cell office:value-type="float" office:value="1.06784661676141">
            <text:p>1.0678466168</text:p>
          </table:table-cell>
          <table:table-cell office:value-type="float" office:value="0.914082799455526">
            <text:p>0.9140827995</text:p>
          </table:table-cell>
          <table:table-cell table:number-columns-repeated="2" office:value-type="float" office:value="0">
            <text:p>0</text:p>
          </table:table-cell>
          <table:table-cell office:value-type="float" office:value="-27.494983996195">
            <text:p>-27.4949839962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95">
            <text:p>595</text:p>
          </table:table-cell>
          <table:table-cell office:value-type="float" office:value="1021">
            <text:p>1021</text:p>
          </table:table-cell>
          <table:table-cell office:value-type="float" office:value="26752">
            <text:p>26752</text:p>
          </table:table-cell>
          <table:table-cell office:value-type="float" office:value="35864">
            <text:p>35864</text:p>
          </table:table-cell>
          <table:table-cell office:value-type="float" office:value="52424">
            <text:p>52424</text:p>
          </table:table-cell>
          <table:table-cell office:value-type="float" office:value="-18.5">
            <text:p>-18.5</text:p>
          </table:table-cell>
          <table:table-cell office:value-type="float" office:value="549.125">
            <text:p>549.125</text:p>
          </table:table-cell>
          <table:table-cell office:value-type="float" office:value="-2279.375">
            <text:p>-2279.375</text:p>
          </table:table-cell>
          <table:table-cell office:value-type="float" office:value="-0.000691537081339713">
            <text:p>-0.0006915371</text:p>
          </table:table-cell>
          <table:table-cell office:value-type="float" office:value="0.0153113149676556">
            <text:p>0.015311315</text:p>
          </table:table-cell>
          <table:table-cell office:value-type="float" office:value="-0.0434796085762246">
            <text:p>-0.0434796086</text:p>
          </table:table-cell>
          <table:table-cell office:value-type="float" office:value="0.997580557533439">
            <text:p>0.9975805575</text:p>
          </table:table-cell>
          <table:table-cell office:value-type="float" office:value="1.05404909766423">
            <text:p>1.0540490977</text:p>
          </table:table-cell>
          <table:table-cell office:value-type="float" office:value="0.85152670365262">
            <text:p>0.8515267037</text:p>
          </table:table-cell>
          <table:table-cell table:number-columns-repeated="2" office:value-type="float" office:value="0">
            <text:p>0</text:p>
          </table:table-cell>
          <table:table-cell office:value-type="float" office:value="-15.5927497764541">
            <text:p>-15.5927497765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26610">
            <text:p>26610</text:p>
          </table:table-cell>
          <table:table-cell office:value-type="float" office:value="34874">
            <text:p>34874</text:p>
          </table:table-cell>
          <table:table-cell office:value-type="float" office:value="48757">
            <text:p>48757</text:p>
          </table:table-cell>
          <table:table-cell office:value-type="float" office:value="430.5">
            <text:p>430.5</text:p>
          </table:table-cell>
          <table:table-cell office:value-type="float" office:value="391.75">
            <text:p>391.75</text:p>
          </table:table-cell>
          <table:table-cell office:value-type="float" office:value="-301.125">
            <text:p>-301.125</text:p>
          </table:table-cell>
          <table:table-cell office:value-type="float" office:value="0.0161781285231116">
            <text:p>0.0161781285</text:p>
          </table:table-cell>
          <table:table-cell office:value-type="float" office:value="0.0112332970121007">
            <text:p>0.011233297</text:p>
          </table:table-cell>
          <table:table-cell office:value-type="float" office:value="-0.00617603626145989">
            <text:p>-0.0061760363</text:p>
          </table:table-cell>
          <table:table-cell office:value-type="float" office:value="1.05713644424221">
            <text:p>1.0571364442</text:p>
          </table:table-cell>
          <table:table-cell office:value-type="float" office:value="1.03956386598741">
            <text:p>1.039563866</text:p>
          </table:table-cell>
          <table:table-cell office:value-type="float" office:value="0.97845863419574">
            <text:p>0.97845863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792">
            <text:p>792</text:p>
          </table:table-cell>
          <table:table-cell office:value-type="float" office:value="24980">
            <text:p>24980</text:p>
          </table:table-cell>
          <table:table-cell office:value-type="float" office:value="33228">
            <text:p>33228</text:p>
          </table:table-cell>
          <table:table-cell office:value-type="float" office:value="50384">
            <text:p>50384</text:p>
          </table:table-cell>
          <table:table-cell office:value-type="float" office:value="-1890.5">
            <text:p>-1890.5</text:p>
          </table:table-cell>
          <table:table-cell office:value-type="float" office:value="-1730.75">
            <text:p>-1730.75</text:p>
          </table:table-cell>
          <table:table-cell office:value-type="float" office:value="-499.125">
            <text:p>-499.125</text:p>
          </table:table-cell>
          <table:table-cell office:value-type="float" office:value="-0.0756805444355484">
            <text:p>-0.0756805444</text:p>
          </table:table-cell>
          <table:table-cell office:value-type="float" office:value="-0.052087095220898">
            <text:p>-0.0520870952</text:p>
          </table:table-cell>
          <table:table-cell office:value-type="float" office:value="-0.00990641870435059">
            <text:p>-0.0099064187</text:p>
          </table:table-cell>
          <table:table-cell office:value-type="float" office:value="0.74634408229546">
            <text:p>0.7463440823</text:p>
          </table:table-cell>
          <table:table-cell office:value-type="float" office:value="0.823012775084417">
            <text:p>0.8230127751</text:p>
          </table:table-cell>
          <table:table-cell office:value-type="float" office:value="0.965519883312603">
            <text:p>0.9655198833</text:p>
          </table:table-cell>
          <table:table-cell office:value-type="float" office:value="-8.80773676193042">
            <text:p>-8.8077367619</text:p>
          </table:table-cell>
          <table:table-cell office:value-type="float" office:value="-12.9578013922174">
            <text:p>-12.95780139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office:value-type="float" office:value="798">
            <text:p>798</text:p>
          </table:table-cell>
          <table:table-cell office:value-type="float" office:value="1102">
            <text:p>1102</text:p>
          </table:table-cell>
          <table:table-cell office:value-type="float" office:value="20858">
            <text:p>20858</text:p>
          </table:table-cell>
          <table:table-cell office:value-type="float" office:value="33058">
            <text:p>33058</text:p>
          </table:table-cell>
          <table:table-cell office:value-type="float" office:value="52523">
            <text:p>52523</text:p>
          </table:table-cell>
          <table:table-cell office:value-type="float" office:value="-1948.5">
            <text:p>-1948.5</text:p>
          </table:table-cell>
          <table:table-cell office:value-type="float" office:value="397.25">
            <text:p>397.25</text:p>
          </table:table-cell>
          <table:table-cell office:value-type="float" office:value="-1299.375">
            <text:p>-1299.375</text:p>
          </table:table-cell>
          <table:table-cell office:value-type="float" office:value="-0.093417393805734">
            <text:p>-0.0934173938</text:p>
          </table:table-cell>
          <table:table-cell office:value-type="float" office:value="0.0120167584245871">
            <text:p>0.0120167584</text:p>
          </table:table-cell>
          <table:table-cell office:value-type="float" office:value="-0.0247391618909811">
            <text:p>-0.0247391619</text:p>
          </table:table-cell>
          <table:table-cell office:value-type="float" office:value="0.690143668232224">
            <text:p>0.6901436682</text:p>
          </table:table-cell>
          <table:table-cell office:value-type="float" office:value="1.0423416833528">
            <text:p>1.0423416834</text:p>
          </table:table-cell>
          <table:table-cell office:value-type="float" office:value="0.91461250459846">
            <text:p>0.9146125046</text:p>
          </table:table-cell>
          <table:table-cell office:value-type="float" office:value="-7.06765661399321">
            <text:p>-7.067656614</text:p>
          </table:table-cell>
          <table:table-cell office:value-type="float" office:value="0">
            <text:p>0</text:p>
          </table:table-cell>
          <table:table-cell office:value-type="float" office:value="-27.6701954229479">
            <text:p>-27.670195422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17316">
            <text:p>17316</text:p>
          </table:table-cell>
          <table:table-cell office:value-type="float" office:value="30135">
            <text:p>30135</text:p>
          </table:table-cell>
          <table:table-cell office:value-type="float" office:value="50433">
            <text:p>50433</text:p>
          </table:table-cell>
          <table:table-cell office:value-type="float" office:value="-1576.75">
            <text:p>-1576.75</text:p>
          </table:table-cell>
          <table:table-cell office:value-type="float" office:value="-2343.5">
            <text:p>-2343.5</text:p>
          </table:table-cell>
          <table:table-cell office:value-type="float" office:value="-2219.375">
            <text:p>-2219.375</text:p>
          </table:table-cell>
          <table:table-cell office:value-type="float" office:value="-0.0910574035574036">
            <text:p>-0.0910574036</text:p>
          </table:table-cell>
          <table:table-cell office:value-type="float" office:value="-0.0777667164426746">
            <text:p>-0.0777667164</text:p>
          </table:table-cell>
          <table:table-cell office:value-type="float" office:value="-0.0440064045367121">
            <text:p>-0.0440064045</text:p>
          </table:table-cell>
          <table:table-cell office:value-type="float" office:value="0.697550331004615">
            <text:p>0.697550331</text:p>
          </table:table-cell>
          <table:table-cell office:value-type="float" office:value="0.739669910335738">
            <text:p>0.7396699103</text:p>
          </table:table-cell>
          <table:table-cell office:value-type="float" office:value="0.849773248856395">
            <text:p>0.8497732489</text:p>
          </table:table-cell>
          <table:table-cell office:value-type="float" office:value="-7.26011263610447">
            <text:p>-7.2601126361</text:p>
          </table:table-cell>
          <table:table-cell office:value-type="float" office:value="-8.5619105826326">
            <text:p>-8.5619105826</text:p>
          </table:table-cell>
          <table:table-cell office:value-type="float" office:value="-15.4018792872445">
            <text:p>-15.401879287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14480">
            <text:p>14480</text:p>
          </table:table-cell>
          <table:table-cell office:value-type="float" office:value="28470">
            <text:p>28470</text:p>
          </table:table-cell>
          <table:table-cell office:value-type="float" office:value="47210">
            <text:p>47210</text:p>
          </table:table-cell>
          <table:table-cell office:value-type="float" office:value="-1327.875">
            <text:p>-1327.875</text:p>
          </table:table-cell>
          <table:table-cell office:value-type="float" office:value="-1513">
            <text:p>-1513</text:p>
          </table:table-cell>
          <table:table-cell office:value-type="float" office:value="-2450.25">
            <text:p>-2450.25</text:p>
          </table:table-cell>
          <table:table-cell office:value-type="float" office:value="-0.0917040745856354">
            <text:p>-0.0917040746</text:p>
          </table:table-cell>
          <table:table-cell office:value-type="float" office:value="-0.0531436599929751">
            <text:p>-0.05314366</text:p>
          </table:table-cell>
          <table:table-cell office:value-type="float" office:value="-0.0519010802796018">
            <text:p>-0.0519010803</text:p>
          </table:table-cell>
          <table:table-cell office:value-type="float" office:value="0.695518628049667">
            <text:p>0.695518628</text:p>
          </table:table-cell>
          <table:table-cell office:value-type="float" office:value="0.819532717275587">
            <text:p>0.8195327173</text:p>
          </table:table-cell>
          <table:table-cell office:value-type="float" office:value="0.823625914404405">
            <text:p>0.8236259144</text:p>
          </table:table-cell>
          <table:table-cell office:value-type="float" office:value="-7.20639247671356">
            <text:p>-7.2063924767</text:p>
          </table:table-cell>
          <table:table-cell office:value-type="float" office:value="-12.6931673537814">
            <text:p>-12.6931673538</text:p>
          </table:table-cell>
          <table:table-cell office:value-type="float" office:value="-13.0055070547999">
            <text:p>-13.0055070548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74">
            <text:p>674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3264">
            <text:p>13264</text:p>
          </table:table-cell>
          <table:table-cell office:value-type="float" office:value="29192">
            <text:p>29192</text:p>
          </table:table-cell>
          <table:table-cell office:value-type="float" office:value="49200">
            <text:p>49200</text:p>
          </table:table-cell>
          <table:table-cell office:value-type="float" office:value="-1166.5">
            <text:p>-1166.5</text:p>
          </table:table-cell>
          <table:table-cell office:value-type="float" office:value="-211.5">
            <text:p>-211.5</text:p>
          </table:table-cell>
          <table:table-cell office:value-type="float" office:value="-336.125">
            <text:p>-336.125</text:p>
          </table:table-cell>
          <table:table-cell office:value-type="float" office:value="-0.0879448130277443">
            <text:p>-0.087944813</text:p>
          </table:table-cell>
          <table:table-cell office:value-type="float" office:value="-0.00724513565360373">
            <text:p>-0.0072451357</text:p>
          </table:table-cell>
          <table:table-cell office:value-type="float" office:value="-0.00683180894308943">
            <text:p>-0.0068318089</text:p>
          </table:table-cell>
          <table:table-cell office:value-type="float" office:value="0.707352363074325">
            <text:p>0.7073523631</text:p>
          </table:table-cell>
          <table:table-cell office:value-type="float" office:value="0.97474490951404">
            <text:p>0.9747449095</text:p>
          </table:table-cell>
          <table:table-cell office:value-type="float" office:value="0.976180148981519">
            <text:p>0.976180149</text:p>
          </table:table-cell>
          <table:table-cell office:value-type="float" office:value="-7.52972512987748">
            <text:p>-7.52972512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14144">
            <text:p>14144</text:p>
          </table:table-cell>
          <table:table-cell office:value-type="float" office:value="28016">
            <text:p>28016</text:p>
          </table:table-cell>
          <table:table-cell office:value-type="float" office:value="51168">
            <text:p>51168</text:p>
          </table:table-cell>
          <table:table-cell office:value-type="float" office:value="-617.25">
            <text:p>-617.25</text:p>
          </table:table-cell>
          <table:table-cell office:value-type="float" office:value="-666.25">
            <text:p>-666.25</text:p>
          </table:table-cell>
          <table:table-cell office:value-type="float" office:value="-1288.875">
            <text:p>-1288.875</text:p>
          </table:table-cell>
          <table:table-cell office:value-type="float" office:value="-0.0436404128959276">
            <text:p>-0.0436404129</text:p>
          </table:table-cell>
          <table:table-cell office:value-type="float" office:value="-0.0237810536836094">
            <text:p>-0.0237810537</text:p>
          </table:table-cell>
          <table:table-cell office:value-type="float" office:value="-0.0251890830206379">
            <text:p>-0.025189083</text:p>
          </table:table-cell>
          <table:table-cell office:value-type="float" office:value="0.850991346714198">
            <text:p>0.8509913467</text:p>
          </table:table-cell>
          <table:table-cell office:value-type="float" office:value="0.917874767595401">
            <text:p>0.9178747676</text:p>
          </table:table-cell>
          <table:table-cell office:value-type="float" office:value="0.913081809638472">
            <text:p>0.9130818096</text:p>
          </table:table-cell>
          <table:table-cell office:value-type="float" office:value="-15.5339980704927">
            <text:p>-15.5339980705</text:p>
          </table:table-cell>
          <table:table-cell office:value-type="float" office:value="-28.7990701906739">
            <text:p>-28.7990701907</text:p>
          </table:table-cell>
          <table:table-cell office:value-type="float" office:value="-27.1697143720665">
            <text:p>-27.1697143721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16032">
            <text:p>16032</text:p>
          </table:table-cell>
          <table:table-cell office:value-type="float" office:value="27771">
            <text:p>27771</text:p>
          </table:table-cell>
          <table:table-cell office:value-type="float" office:value="48822">
            <text:p>48822</text:p>
          </table:table-cell>
          <table:table-cell office:value-type="float" office:value="-404.5">
            <text:p>-404.5</text:p>
          </table:table-cell>
          <table:table-cell office:value-type="float" office:value="-1164.5">
            <text:p>-1164.5</text:p>
          </table:table-cell>
          <table:table-cell office:value-type="float" office:value="-2125.375">
            <text:p>-2125.375</text:p>
          </table:table-cell>
          <table:table-cell office:value-type="float" office:value="-0.0252307884231537">
            <text:p>-0.0252307884</text:p>
          </table:table-cell>
          <table:table-cell office:value-type="float" office:value="-0.0419322314644773">
            <text:p>-0.0419322315</text:p>
          </table:table-cell>
          <table:table-cell office:value-type="float" office:value="-0.0435331407971816">
            <text:p>-0.0435331408</text:p>
          </table:table-cell>
          <table:table-cell office:value-type="float" office:value="0.912939962180492">
            <text:p>0.9129399622</text:p>
          </table:table-cell>
          <table:table-cell office:value-type="float" office:value="0.856683481464087">
            <text:p>0.8566834815</text:p>
          </table:table-cell>
          <table:table-cell office:value-type="float" office:value="0.851348470531292">
            <text:p>0.8513484705</text:p>
          </table:table-cell>
          <table:table-cell office:value-type="float" office:value="-27.1242262305985">
            <text:p>-27.1242262306</text:p>
          </table:table-cell>
          <table:table-cell office:value-type="float" office:value="-16.181128479799">
            <text:p>-16.1811284798</text:p>
          </table:table-cell>
          <table:table-cell office:value-type="float" office:value="-15.5731429772363">
            <text:p>-15.5731429772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47">
            <text:p>747</text:p>
          </table:table-cell>
          <table:table-cell table:number-columns-repeated="2" office:value-type="float" office:value="1403">
            <text:p>1403</text:p>
          </table:table-cell>
          <table:table-cell office:value-type="float" office:value="14448">
            <text:p>14448</text:p>
          </table:table-cell>
          <table:table-cell office:value-type="float" office:value="25875">
            <text:p>25875</text:p>
          </table:table-cell>
          <table:table-cell office:value-type="float" office:value="45575">
            <text:p>45575</text:p>
          </table:table-cell>
          <table:table-cell office:value-type="float" office:value="-1930.25">
            <text:p>-1930.25</text:p>
          </table:table-cell>
          <table:table-cell office:value-type="float" office:value="-1734.625">
            <text:p>-1734.625</text:p>
          </table:table-cell>
          <table:table-cell office:value-type="float" office:value="-2602.75">
            <text:p>-2602.75</text:p>
          </table:table-cell>
          <table:table-cell office:value-type="float" office:value="-0.13359980620155">
            <text:p>-0.1335998062</text:p>
          </table:table-cell>
          <table:table-cell office:value-type="float" office:value="-0.0670386473429952">
            <text:p>-0.0670386473</text:p>
          </table:table-cell>
          <table:table-cell office:value-type="float" office:value="-0.0571091607240812">
            <text:p>-0.0571091607</text:p>
          </table:table-cell>
          <table:table-cell office:value-type="float" office:value="0.567384538400074">
            <text:p>0.5673845384</text:p>
          </table:table-cell>
          <table:table-cell office:value-type="float" office:value="0.774173327565171">
            <text:p>0.7741733276</text:p>
          </table:table-cell>
          <table:table-cell office:value-type="float" office:value="0.806510391693389">
            <text:p>0.8065103917</text:p>
          </table:table-cell>
          <table:table-cell office:value-type="float" office:value="-4.83338058137375">
            <text:p>-4.8333805814</text:p>
          </table:table-cell>
          <table:table-cell office:value-type="float" office:value="-9.98893472598042">
            <text:p>-9.988934726</text:p>
          </table:table-cell>
          <table:table-cell office:value-type="float" office:value="-11.7872627414203">
            <text:p>-11.7872627414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13264">
            <text:p>13264</text:p>
          </table:table-cell>
          <table:table-cell office:value-type="float" office:value="24390">
            <text:p>24390</text:p>
          </table:table-cell>
          <table:table-cell office:value-type="float" office:value="42715">
            <text:p>42715</text:p>
          </table:table-cell>
          <table:table-cell office:value-type="float" office:value="-1166.5">
            <text:p>-1166.5</text:p>
          </table:table-cell>
          <table:table-cell office:value-type="float" office:value="-2120.75">
            <text:p>-2120.75</text:p>
          </table:table-cell>
          <table:table-cell office:value-type="float" office:value="-2778.75">
            <text:p>-2778.75</text:p>
          </table:table-cell>
          <table:table-cell office:value-type="float" office:value="-0.0879448130277443">
            <text:p>-0.087944813</text:p>
          </table:table-cell>
          <table:table-cell office:value-type="float" office:value="-0.0869516195161952">
            <text:p>-0.0869516195</text:p>
          </table:table-cell>
          <table:table-cell office:value-type="float" office:value="-0.0650532599789301">
            <text:p>-0.06505326</text:p>
          </table:table-cell>
          <table:table-cell office:value-type="float" office:value="0.707352363074325">
            <text:p>0.7073523631</text:p>
          </table:table-cell>
          <table:table-cell office:value-type="float" office:value="0.710488076600836">
            <text:p>0.7104880766</text:p>
          </table:table-cell>
          <table:table-cell office:value-type="float" office:value="0.780608166276162">
            <text:p>0.7806081663</text:p>
          </table:table-cell>
          <table:table-cell office:value-type="float" office:value="-7.52972512987748">
            <text:p>-7.5297251299</text:p>
          </table:table-cell>
          <table:table-cell office:value-type="float" office:value="-7.61981469065665">
            <text:p>-7.6198146907</text:p>
          </table:table-cell>
          <table:table-cell office:value-type="float" office:value="-10.3046134617802">
            <text:p>-10.3046134618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016">
            <text:p>1016</text:p>
          </table:table-cell>
          <table:table-cell office:value-type="float" office:value="13930">
            <text:p>13930</text:p>
          </table:table-cell>
          <table:table-cell office:value-type="float" office:value="23868">
            <text:p>23868</text:p>
          </table:table-cell>
          <table:table-cell office:value-type="float" office:value="35687">
            <text:p>35687</text:p>
          </table:table-cell>
          <table:table-cell office:value-type="float" office:value="-792.75">
            <text:p>-792.75</text:p>
          </table:table-cell>
          <table:table-cell office:value-type="float" office:value="303.75">
            <text:p>303.75</text:p>
          </table:table-cell>
          <table:table-cell office:value-type="float" office:value="-2790">
            <text:p>-2790</text:p>
          </table:table-cell>
          <table:table-cell office:value-type="float" office:value="-0.0569095477386935">
            <text:p>-0.0569095477</text:p>
          </table:table-cell>
          <table:table-cell office:value-type="float" office:value="0.0127262443438914">
            <text:p>0.0127262443</text:p>
          </table:table-cell>
          <table:table-cell office:value-type="float" office:value="-0.0781797293131953">
            <text:p>-0.0781797293</text:p>
          </table:table-cell>
          <table:table-cell office:value-type="float" office:value="0.807164428297265">
            <text:p>0.8071644283</text:p>
          </table:table-cell>
          <table:table-cell office:value-type="float" office:value="1.04485929150202">
            <text:p>1.0448592915</text:p>
          </table:table-cell>
          <table:table-cell office:value-type="float" office:value="0.738350604751766">
            <text:p>0.7383506048</text:p>
          </table:table-cell>
          <table:table-cell office:value-type="float" office:value="-11.8298468964278">
            <text:p>-11.8298468964</text:p>
          </table:table-cell>
          <table:table-cell office:value-type="float" office:value="0">
            <text:p>0</text:p>
          </table:table-cell>
          <table:table-cell office:value-type="float" office:value="-8.51479770621406">
            <text:p>-8.514797706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3">
            <text:p>3</text:p>
          </table:table-cell>
          <table:table-cell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986">
            <text:p>986</text:p>
          </table:table-cell>
          <table:table-cell office:value-type="float" office:value="12320">
            <text:p>12320</text:p>
          </table:table-cell>
          <table:table-cell office:value-type="float" office:value="21340">
            <text:p>21340</text:p>
          </table:table-cell>
          <table:table-cell office:value-type="float" office:value="36747">
            <text:p>36747</text:p>
          </table:table-cell>
          <table:table-cell office:value-type="float" office:value="-451.75">
            <text:p>-451.75</text:p>
          </table:table-cell>
          <table:table-cell office:value-type="float" office:value="-148.5">
            <text:p>-148.5</text:p>
          </table:table-cell>
          <table:table-cell office:value-type="float" office:value="57.375">
            <text:p>57.375</text:p>
          </table:table-cell>
          <table:table-cell office:value-type="float" office:value="-0.0366680194805195">
            <text:p>-0.0366680195</text:p>
          </table:table-cell>
          <table:table-cell office:value-type="float" office:value="-0.00695876288659794">
            <text:p>-0.0069587629</text:p>
          </table:table-cell>
          <table:table-cell office:value-type="float" office:value="0.00156135194709772">
            <text:p>0.0015613519</text:p>
          </table:table-cell>
          <table:table-cell office:value-type="float" office:value="0.874297237377324">
            <text:p>0.8742972374</text:p>
          </table:table-cell>
          <table:table-cell office:value-type="float" office:value="0.975739241683494">
            <text:p>0.9757392417</text:p>
          </table:table-cell>
          <table:table-cell office:value-type="float" office:value="1.00546950994185">
            <text:p>1.0054695099</text:p>
          </table:table-cell>
          <table:table-cell office:value-type="float" office:value="-18.5545852028057">
            <text:p>-18.55458520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3">
            <text:p>3</text:p>
          </table:table-cell>
          <table:table-cell office:value-type="float" office:value="627">
            <text:p>627</text:p>
          </table:table-cell>
          <table:table-cell table:number-columns-repeated="2" office:value-type="float" office:value="919">
            <text:p>919</text:p>
          </table:table-cell>
          <table:table-cell office:value-type="float" office:value="10948">
            <text:p>10948</text:p>
          </table:table-cell>
          <table:table-cell office:value-type="float" office:value="19975">
            <text:p>19975</text:p>
          </table:table-cell>
          <table:table-cell office:value-type="float" office:value="37800">
            <text:p>37800</text:p>
          </table:table-cell>
          <table:table-cell office:value-type="float" office:value="-203">
            <text:p>-203</text:p>
          </table:table-cell>
          <table:table-cell office:value-type="float" office:value="295.375">
            <text:p>295.375</text:p>
          </table:table-cell>
          <table:table-cell office:value-type="float" office:value="-195.75">
            <text:p>-195.75</text:p>
          </table:table-cell>
          <table:table-cell office:value-type="float" office:value="-0.018542199488491">
            <text:p>-0.0185421995</text:p>
          </table:table-cell>
          <table:table-cell office:value-type="float" office:value="0.0147872340425532">
            <text:p>0.014787234</text:p>
          </table:table-cell>
          <table:table-cell office:value-type="float" office:value="-0.00517857142857143">
            <text:p>-0.0051785714</text:p>
          </table:table-cell>
          <table:table-cell office:value-type="float" office:value="0.935776175587548">
            <text:p>0.9357761756</text:p>
          </table:table-cell>
          <table:table-cell office:value-type="float" office:value="1.05218389723857">
            <text:p>1.0521838972</text:p>
          </table:table-cell>
          <table:table-cell office:value-type="float" office:value="0.9819275625">
            <text:p>0.98192756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3">
            <text:p>3</text:p>
          </table:table-cell>
          <table:table-cell office:value-type="float" office:value="737">
            <text:p>737</text:p>
          </table:table-cell>
          <table:table-cell table:number-columns-repeated="2" office:value-type="float" office:value="1037">
            <text:p>1037</text:p>
          </table:table-cell>
          <table:table-cell office:value-type="float" office:value="12726">
            <text:p>12726</text:p>
          </table:table-cell>
          <table:table-cell office:value-type="float" office:value="21012">
            <text:p>21012</text:p>
          </table:table-cell>
          <table:table-cell office:value-type="float" office:value="36585">
            <text:p>36585</text:p>
          </table:table-cell>
          <table:table-cell office:value-type="float" office:value="-208.25">
            <text:p>-208.25</text:p>
          </table:table-cell>
          <table:table-cell office:value-type="float" office:value="327.25">
            <text:p>327.25</text:p>
          </table:table-cell>
          <table:table-cell office:value-type="float" office:value="486">
            <text:p>486</text:p>
          </table:table-cell>
          <table:table-cell office:value-type="float" office:value="-0.0163641364136414">
            <text:p>-0.0163641364</text:p>
          </table:table-cell>
          <table:table-cell office:value-type="float" office:value="0.0155744336569579">
            <text:p>0.0155744337</text:p>
          </table:table-cell>
          <table:table-cell office:value-type="float" office:value="0.0132841328413284">
            <text:p>0.0132841328</text:p>
          </table:table-cell>
          <table:table-cell office:value-type="float" office:value="0.943250381074961">
            <text:p>0.9432503811</text:p>
          </table:table-cell>
          <table:table-cell office:value-type="float" office:value="1.05498594124747">
            <text:p>1.0549859412</text:p>
          </table:table-cell>
          <table:table-cell office:value-type="float" office:value="1.04684034258793">
            <text:p>1.04684034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3">
            <text:p>3</text:p>
          </table:table-cell>
          <table:table-cell office:value-type="float" office:value="870">
            <text:p>870</text:p>
          </table:table-cell>
          <table:table-cell table:number-columns-repeated="2" office:value-type="float" office:value="1666">
            <text:p>1666</text:p>
          </table:table-cell>
          <table:table-cell office:value-type="float" office:value="13832">
            <text:p>13832</text:p>
          </table:table-cell>
          <table:table-cell office:value-type="float" office:value="22033">
            <text:p>22033</text:p>
          </table:table-cell>
          <table:table-cell office:value-type="float" office:value="38800">
            <text:p>38800</text:p>
          </table:table-cell>
          <table:table-cell office:value-type="float" office:value="-516.25">
            <text:p>-516.25</text:p>
          </table:table-cell>
          <table:table-cell office:value-type="float" office:value="353.375">
            <text:p>353.375</text:p>
          </table:table-cell>
          <table:table-cell office:value-type="float" office:value="317.5">
            <text:p>317.5</text:p>
          </table:table-cell>
          <table:table-cell office:value-type="float" office:value="-0.0373228744939271">
            <text:p>-0.0373228745</text:p>
          </table:table-cell>
          <table:table-cell office:value-type="float" office:value="0.0160384423364953">
            <text:p>0.0160384423</text:p>
          </table:table-cell>
          <table:table-cell office:value-type="float" office:value="0.00818298969072165">
            <text:p>0.0081829897</text:p>
          </table:table-cell>
          <table:table-cell office:value-type="float" office:value="0.872100213313814">
            <text:p>0.8721002133</text:p>
          </table:table-cell>
          <table:table-cell office:value-type="float" office:value="1.05663872217759">
            <text:p>1.0566387222</text:p>
          </table:table-cell>
          <table:table-cell office:value-type="float" office:value="1.02877170810527">
            <text:p>1.0287717081</text:p>
          </table:table-cell>
          <table:table-cell office:value-type="float" office:value="-18.2228744837707">
            <text:p>-18.22287448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715">
            <text:p>1715</text:p>
          </table:table-cell>
          <table:table-cell office:value-type="float" office:value="12320">
            <text:p>12320</text:p>
          </table:table-cell>
          <table:table-cell office:value-type="float" office:value="21000">
            <text:p>21000</text:p>
          </table:table-cell>
          <table:table-cell office:value-type="float" office:value="39900">
            <text:p>39900</text:p>
          </table:table-cell>
          <table:table-cell office:value-type="float" office:value="-451.75">
            <text:p>-451.75</text:p>
          </table:table-cell>
          <table:table-cell office:value-type="float" office:value="-489.375">
            <text:p>-489.375</text:p>
          </table:table-cell>
          <table:table-cell office:value-type="float" office:value="117.5">
            <text:p>117.5</text:p>
          </table:table-cell>
          <table:table-cell office:value-type="float" office:value="-0.0366680194805195">
            <text:p>-0.0366680195</text:p>
          </table:table-cell>
          <table:table-cell office:value-type="float" office:value="-0.0233035714285714">
            <text:p>-0.0233035714</text:p>
          </table:table-cell>
          <table:table-cell office:value-type="float" office:value="0.00294486215538847">
            <text:p>0.0029448622</text:p>
          </table:table-cell>
          <table:table-cell office:value-type="float" office:value="0.874297237377324">
            <text:p>0.8742972374</text:p>
          </table:table-cell>
          <table:table-cell office:value-type="float" office:value="0.919501890625">
            <text:p>0.9195018906</text:p>
          </table:table-cell>
          <table:table-cell office:value-type="float" office:value="1.01032401508156">
            <text:p>1.0103240151</text:p>
          </table:table-cell>
          <table:table-cell office:value-type="float" office:value="-18.5545852028057">
            <text:p>-18.5545852028</text:p>
          </table:table-cell>
          <table:table-cell office:value-type="float" office:value="-29.3963112518092">
            <text:p>-29.3963112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3">
            <text:p>3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38">
            <text:p>1738</text:p>
          </table:table-cell>
          <table:table-cell office:value-type="float" office:value="10948">
            <text:p>10948</text:p>
          </table:table-cell>
          <table:table-cell office:value-type="float" office:value="20053">
            <text:p>20053</text:p>
          </table:table-cell>
          <table:table-cell office:value-type="float" office:value="39280">
            <text:p>39280</text:p>
          </table:table-cell>
          <table:table-cell office:value-type="float" office:value="-203">
            <text:p>-203</text:p>
          </table:table-cell>
          <table:table-cell office:value-type="float" office:value="4.125">
            <text:p>4.125</text:p>
          </table:table-cell>
          <table:table-cell office:value-type="float" office:value="607.5">
            <text:p>607.5</text:p>
          </table:table-cell>
          <table:table-cell office:value-type="float" office:value="-0.018542199488491">
            <text:p>-0.0185421995</text:p>
          </table:table-cell>
          <table:table-cell office:value-type="float" office:value="0.000205704882062534">
            <text:p>0.0002057049</text:p>
          </table:table-cell>
          <table:table-cell office:value-type="float" office:value="0.0154658859470468">
            <text:p>0.0154658859</text:p>
          </table:table-cell>
          <table:table-cell office:value-type="float" office:value="0.935776175587548">
            <text:p>0.9357761756</text:p>
          </table:table-cell>
          <table:table-cell office:value-type="float" office:value="1.00072005002364">
            <text:p>1.00072005</text:p>
          </table:table-cell>
          <table:table-cell office:value-type="float" office:value="1.05459942032579">
            <text:p>1.05459942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3">
            <text:p>3</text:p>
          </table:table-cell>
          <table:table-cell office:value-type="float" office:value="927">
            <text:p>927</text:p>
          </table:table-cell>
          <table:table-cell office:value-type="float" office:value="1260">
            <text:p>1260</text:p>
          </table:table-cell>
          <table:table-cell office:value-type="float" office:value="1780">
            <text:p>1780</text:p>
          </table:table-cell>
          <table:table-cell office:value-type="float" office:value="12026">
            <text:p>12026</text:p>
          </table:table-cell>
          <table:table-cell office:value-type="float" office:value="21104">
            <text:p>21104</text:p>
          </table:table-cell>
          <table:table-cell office:value-type="float" office:value="40060">
            <text:p>40060</text:p>
          </table:table-cell>
          <table:table-cell office:value-type="float" office:value="-31.5">
            <text:p>-31.5</text:p>
          </table:table-cell>
          <table:table-cell office:value-type="float" office:value="-144">
            <text:p>-144</text:p>
          </table:table-cell>
          <table:table-cell office:value-type="float" office:value="642.5">
            <text:p>642.5</text:p>
          </table:table-cell>
          <table:table-cell office:value-type="float" office:value="-0.00261932479627474">
            <text:p>-0.0026193248</text:p>
          </table:table-cell>
          <table:table-cell office:value-type="float" office:value="-0.00682335102350265">
            <text:p>-0.006823351</text:p>
          </table:table-cell>
          <table:table-cell office:value-type="float" office:value="0.0160384423364953">
            <text:p>0.0160384423</text:p>
          </table:table-cell>
          <table:table-cell office:value-type="float" office:value="0.99084581050332">
            <text:p>0.9908458105</text:p>
          </table:table-cell>
          <table:table-cell office:value-type="float" office:value="0.976209525331353">
            <text:p>0.9762095253</text:p>
          </table:table-cell>
          <table:table-cell office:value-type="float" office:value="1.05663872217759">
            <text:p>1.05663872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3">
            <text:p>3</text:p>
          </table:table-cell>
          <table:table-cell office:value-type="float" office:value="905">
            <text:p>905</text:p>
          </table:table-cell>
          <table:table-cell office:value-type="float" office:value="1244">
            <text:p>1244</text:p>
          </table:table-cell>
          <table:table-cell office:value-type="float" office:value="1776">
            <text:p>1776</text:p>
          </table:table-cell>
          <table:table-cell office:value-type="float" office:value="9800">
            <text:p>9800</text:p>
          </table:table-cell>
          <table:table-cell office:value-type="float" office:value="20214">
            <text:p>20214</text:p>
          </table:table-cell>
          <table:table-cell office:value-type="float" office:value="38140">
            <text:p>38140</text:p>
          </table:table-cell>
          <table:table-cell office:value-type="float" office:value="-164.5">
            <text:p>-164.5</text:p>
          </table:table-cell>
          <table:table-cell office:value-type="float" office:value="-222.75">
            <text:p>-222.75</text:p>
          </table:table-cell>
          <table:table-cell office:value-type="float" office:value="215">
            <text:p>215</text:p>
          </table:table-cell>
          <table:table-cell office:value-type="float" office:value="-0.0167857142857143">
            <text:p>-0.0167857143</text:p>
          </table:table-cell>
          <table:table-cell office:value-type="float" office:value="-0.0110195903829029">
            <text:p>-0.0110195904</text:p>
          </table:table-cell>
          <table:table-cell office:value-type="float" office:value="0.0056371263765076">
            <text:p>0.0056371264</text:p>
          </table:table-cell>
          <table:table-cell office:value-type="float" office:value="0.94180225">
            <text:p>0.94180225</text:p>
          </table:table-cell>
          <table:table-cell office:value-type="float" office:value="0.961669439149365">
            <text:p>0.9616694391</text:p>
          </table:table-cell>
          <table:table-cell office:value-type="float" office:value="1.01979222561759">
            <text:p>1.01979222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3">
            <text:p>3</text:p>
          </table:table-cell>
          <table:table-cell office:value-type="float" office:value="829">
            <text:p>829</text:p>
          </table:table-cell>
          <table:table-cell office:value-type="float" office:value="1721">
            <text:p>1721</text:p>
          </table:table-cell>
          <table:table-cell office:value-type="float" office:value="1175">
            <text:p>1175</text:p>
          </table:table-cell>
          <table:table-cell office:value-type="float" office:value="9716">
            <text:p>9716</text:p>
          </table:table-cell>
          <table:table-cell office:value-type="float" office:value="19426">
            <text:p>19426</text:p>
          </table:table-cell>
          <table:table-cell office:value-type="float" office:value="36882">
            <text:p>36882</text:p>
          </table:table-cell>
          <table:table-cell office:value-type="float" office:value="106.75">
            <text:p>106.75</text:p>
          </table:table-cell>
          <table:table-cell office:value-type="float" office:value="26.125">
            <text:p>26.125</text:p>
          </table:table-cell>
          <table:table-cell office:value-type="float" office:value="-546.75">
            <text:p>-546.75</text:p>
          </table:table-cell>
          <table:table-cell office:value-type="float" office:value="0.0109870317002882">
            <text:p>0.0109870317</text:p>
          </table:table-cell>
          <table:table-cell office:value-type="float" office:value="0.00134484711211778">
            <text:p>0.0013448471</text:p>
          </table:table-cell>
          <table:table-cell office:value-type="float" office:value="-0.0148243045387994">
            <text:p>-0.0148243045</text:p>
          </table:table-cell>
          <table:table-cell office:value-type="float" office:value="1.03869121208755">
            <text:p>1.0386912121</text:p>
          </table:table-cell>
          <table:table-cell office:value-type="float" office:value="1.00471050977537">
            <text:p>1.0047105098</text:p>
          </table:table-cell>
          <table:table-cell office:value-type="float" office:value="0.948545663724118">
            <text:p>0.94854566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84">
            <text:p>884</text:p>
          </table:table-cell>
          <table:table-cell office:value-type="float" office:value="1798">
            <text:p>1798</text:p>
          </table:table-cell>
          <table:table-cell office:value-type="float" office:value="11032">
            <text:p>11032</text:p>
          </table:table-cell>
          <table:table-cell office:value-type="float" office:value="20152">
            <text:p>20152</text:p>
          </table:table-cell>
          <table:table-cell office:value-type="float" office:value="39280">
            <text:p>39280</text:p>
          </table:table-cell>
          <table:table-cell office:value-type="float" office:value="-42.625">
            <text:p>-42.625</text:p>
          </table:table-cell>
          <table:table-cell office:value-type="float" office:value="16.5">
            <text:p>16.5</text:p>
          </table:table-cell>
          <table:table-cell office:value-type="float" office:value="-52.5">
            <text:p>-52.5</text:p>
          </table:table-cell>
          <table:table-cell office:value-type="float" office:value="-0.00386375997099347">
            <text:p>-0.00386376</text:p>
          </table:table-cell>
          <table:table-cell office:value-type="float" office:value="0.000818777292576419">
            <text:p>0.0008187773</text:p>
          </table:table-cell>
          <table:table-cell office:value-type="float" office:value="-0.00133655804480652">
            <text:p>-0.001336558</text:p>
          </table:table-cell>
          <table:table-cell office:value-type="float" office:value="0.986506100238105">
            <text:p>0.9865061002</text:p>
          </table:table-cell>
          <table:table-cell office:value-type="float" office:value="1.00286703450068">
            <text:p>1.0028670345</text:p>
          </table:table-cell>
          <table:table-cell office:value-type="float" office:value="0.995325548162495">
            <text:p>0.99532554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3">
            <text:p>3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12026">
            <text:p>12026</text:p>
          </table:table-cell>
          <table:table-cell office:value-type="float" office:value="21015">
            <text:p>21015</text:p>
          </table:table-cell>
          <table:table-cell office:value-type="float" office:value="41100">
            <text:p>41100</text:p>
          </table:table-cell>
          <table:table-cell office:value-type="float" office:value="-31.5">
            <text:p>-31.5</text:p>
          </table:table-cell>
          <table:table-cell office:value-type="float" office:value="-487.5">
            <text:p>-487.5</text:p>
          </table:table-cell>
          <table:table-cell office:value-type="float" office:value="-557.5">
            <text:p>-557.5</text:p>
          </table:table-cell>
          <table:table-cell office:value-type="float" office:value="-0.00261932479627474">
            <text:p>-0.0026193248</text:p>
          </table:table-cell>
          <table:table-cell office:value-type="float" office:value="-0.023197715917202">
            <text:p>-0.0231977159</text:p>
          </table:table-cell>
          <table:table-cell office:value-type="float" office:value="-0.0135644768856448">
            <text:p>-0.0135644769</text:p>
          </table:table-cell>
          <table:table-cell office:value-type="float" office:value="0.99084581050332">
            <text:p>0.9908458105</text:p>
          </table:table-cell>
          <table:table-cell office:value-type="float" office:value="0.919862736976392">
            <text:p>0.919862737</text:p>
          </table:table-cell>
          <table:table-cell office:value-type="float" office:value="0.952884961165279">
            <text:p>0.9528849612</text:p>
          </table:table-cell>
          <table:table-cell office:value-type="float" office:value="0">
            <text:p>0</text:p>
          </table:table-cell>
          <table:table-cell office:value-type="float" office:value="-29.5320460665358">
            <text:p>-29.53204606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3">
            <text:p>3</text:p>
          </table:table-cell>
          <table:table-cell office:value-type="float" office:value="1032">
            <text:p>1032</text:p>
          </table:table-cell>
          <table:table-cell office:value-type="float" office:value="1400">
            <text:p>1400</text:p>
          </table:table-cell>
          <table:table-cell office:value-type="float" office:value="1995">
            <text:p>1995</text:p>
          </table:table-cell>
          <table:table-cell office:value-type="float" office:value="9800">
            <text:p>9800</text:p>
          </table:table-cell>
          <table:table-cell office:value-type="float" office:value="19530">
            <text:p>19530</text:p>
          </table:table-cell>
          <table:table-cell office:value-type="float" office:value="40520">
            <text:p>40520</text:p>
          </table:table-cell>
          <table:table-cell office:value-type="float" office:value="-164.5">
            <text:p>-164.5</text:p>
          </table:table-cell>
          <table:table-cell office:value-type="float" office:value="214.25">
            <text:p>214.25</text:p>
          </table:table-cell>
          <table:table-cell office:value-type="float" office:value="-352.5">
            <text:p>-352.5</text:p>
          </table:table-cell>
          <table:table-cell office:value-type="float" office:value="-0.0167857142857143">
            <text:p>-0.0167857143</text:p>
          </table:table-cell>
          <table:table-cell office:value-type="float" office:value="0.0109703020993344">
            <text:p>0.0109703021</text:p>
          </table:table-cell>
          <table:table-cell office:value-type="float" office:value="-0.00869940769990128">
            <text:p>-0.0086994077</text:p>
          </table:table-cell>
          <table:table-cell office:value-type="float" office:value="0.94180225">
            <text:p>0.94180225</text:p>
          </table:table-cell>
          <table:table-cell office:value-type="float" office:value="1.03863193850285">
            <text:p>1.0386319385</text:p>
          </table:table-cell>
          <table:table-cell office:value-type="float" office:value="0.969700405251231">
            <text:p>0.96970040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3">
            <text:p>3</text:p>
          </table:table-cell>
          <table:table-cell office:value-type="float" office:value="978">
            <text:p>978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9716">
            <text:p>9716</text:p>
          </table:table-cell>
          <table:table-cell office:value-type="float" office:value="19980">
            <text:p>19980</text:p>
          </table:table-cell>
          <table:table-cell office:value-type="float" office:value="39960">
            <text:p>39960</text:p>
          </table:table-cell>
          <table:table-cell office:value-type="float" office:value="106.75">
            <text:p>106.75</text:p>
          </table:table-cell>
          <table:table-cell office:value-type="float" office:value="36.25">
            <text:p>36.25</text:p>
          </table:table-cell>
          <table:table-cell office:value-type="float" office:value="72.5">
            <text:p>72.5</text:p>
          </table:table-cell>
          <table:table-cell office:value-type="float" office:value="0.0109870317002882">
            <text:p>0.0109870317</text:p>
          </table:table-cell>
          <table:table-cell table:number-columns-repeated="2" office:value-type="float" office:value="0.00181431431431431">
            <text:p>0.0018143143</text:p>
          </table:table-cell>
          <table:table-cell office:value-type="float" office:value="1.03869121208755">
            <text:p>1.0386912121</text:p>
          </table:table-cell>
          <table:table-cell table:number-columns-repeated="2" office:value-type="float" office:value="1.00635655190351">
            <text:p>1.0063565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3">
            <text:p>3</text:p>
          </table:table-cell>
          <table:table-cell office:value-type="float" office:value="995">
            <text:p>995</text:p>
          </table:table-cell>
          <table:table-cell office:value-type="float" office:value="1383">
            <text:p>1383</text:p>
          </table:table-cell>
          <table:table-cell office:value-type="float" office:value="2003">
            <text:p>2003</text:p>
          </table:table-cell>
          <table:table-cell office:value-type="float" office:value="11032">
            <text:p>11032</text:p>
          </table:table-cell>
          <table:table-cell office:value-type="float" office:value="19296">
            <text:p>19296</text:p>
          </table:table-cell>
          <table:table-cell office:value-type="float" office:value="38860">
            <text:p>38860</text:p>
          </table:table-cell>
          <table:table-cell office:value-type="float" office:value="167.375">
            <text:p>167.375</text:p>
          </table:table-cell>
          <table:table-cell office:value-type="float" office:value="237.75">
            <text:p>237.75</text:p>
          </table:table-cell>
          <table:table-cell office:value-type="float" office:value="-45">
            <text:p>-45</text:p>
          </table:table-cell>
          <table:table-cell office:value-type="float" office:value="0.0151717730239304">
            <text:p>0.015171773</text:p>
          </table:table-cell>
          <table:table-cell office:value-type="float" office:value="0.0123212064676617">
            <text:p>0.0123212065</text:p>
          </table:table-cell>
          <table:table-cell office:value-type="float" office:value="-0.00115800308800823">
            <text:p>-0.0011580031</text:p>
          </table:table-cell>
          <table:table-cell office:value-type="float" office:value="1.05355236366927">
            <text:p>1.0535523637</text:p>
          </table:table-cell>
          <table:table-cell office:value-type="float" office:value="1.0434217744093">
            <text:p>1.0434217744</text:p>
          </table:table-cell>
          <table:table-cell office:value-type="float" office:value="0.995949617495429">
            <text:p>0.99594961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80">
            <text:p>880</text:p>
          </table:table-cell>
          <table:table-cell office:value-type="float" office:value="1277">
            <text:p>1277</text:p>
          </table:table-cell>
          <table:table-cell office:value-type="float" office:value="1907">
            <text:p>1907</text:p>
          </table:table-cell>
          <table:table-cell office:value-type="float" office:value="11561">
            <text:p>11561</text:p>
          </table:table-cell>
          <table:table-cell office:value-type="float" office:value="19545">
            <text:p>19545</text:p>
          </table:table-cell>
          <table:table-cell office:value-type="float" office:value="35600">
            <text:p>35600</text:p>
          </table:table-cell>
          <table:table-cell office:value-type="float" office:value="-407.125">
            <text:p>-407.125</text:p>
          </table:table-cell>
          <table:table-cell office:value-type="float" office:value="-13.5">
            <text:p>-13.5</text:p>
          </table:table-cell>
          <table:table-cell office:value-type="float" office:value="-292.5">
            <text:p>-292.5</text:p>
          </table:table-cell>
          <table:table-cell office:value-type="float" office:value="-0.0352153792924488">
            <text:p>-0.0352153793</text:p>
          </table:table-cell>
          <table:table-cell office:value-type="float" office:value="-0.00069071373752878">
            <text:p>-0.0006907137</text:p>
          </table:table-cell>
          <table:table-cell office:value-type="float" office:value="-0.00821629213483146">
            <text:p>-0.0082162921</text:p>
          </table:table-cell>
          <table:table-cell office:value-type="float" office:value="0.879176813436303">
            <text:p>0.8791768134</text:p>
          </table:table-cell>
          <table:table-cell office:value-type="float" office:value="0.997583437006165">
            <text:p>0.997583437</text:p>
          </table:table-cell>
          <table:table-cell office:value-type="float" office:value="0.971375292142722">
            <text:p>0.9713752921</text:p>
          </table:table-cell>
          <table:table-cell office:value-type="float" office:value="-19.3344371511129">
            <text:p>-19.33443715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82">
            <text:p>782</text:p>
          </table:table-cell>
          <table:table-cell office:value-type="float" office:value="1823">
            <text:p>1823</text:p>
          </table:table-cell>
          <table:table-cell office:value-type="float" office:value="11798">
            <text:p>11798</text:p>
          </table:table-cell>
          <table:table-cell office:value-type="float" office:value="19432">
            <text:p>19432</text:p>
          </table:table-cell>
          <table:table-cell office:value-type="float" office:value="35320">
            <text:p>35320</text:p>
          </table:table-cell>
          <table:table-cell office:value-type="float" office:value="129.625">
            <text:p>129.625</text:p>
          </table:table-cell>
          <table:table-cell office:value-type="float" office:value="213.5">
            <text:p>213.5</text:p>
          </table:table-cell>
          <table:table-cell office:value-type="float" office:value="47.5">
            <text:p>47.5</text:p>
          </table:table-cell>
          <table:table-cell table:number-columns-repeated="2" office:value-type="float" office:value="0.0109870317002882">
            <text:p>0.0109870317</text:p>
          </table:table-cell>
          <table:table-cell office:value-type="float" office:value="0.00134484711211778">
            <text:p>0.0013448471</text:p>
          </table:table-cell>
          <table:table-cell table:number-columns-repeated="2" office:value-type="float" office:value="1.03869121208755">
            <text:p>1.0386912121</text:p>
          </table:table-cell>
          <table:table-cell office:value-type="float" office:value="1.00471050977537">
            <text:p>1.00471050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9">
            <text:p>909</text:p>
          </table:table-cell>
          <table:table-cell table:number-columns-repeated="2" office:value-type="float" office:value="1319">
            <text:p>1319</text:p>
          </table:table-cell>
          <table:table-cell office:value-type="float" office:value="10900">
            <text:p>10900</text:p>
          </table:table-cell>
          <table:table-cell office:value-type="float" office:value="20154">
            <text:p>20154</text:p>
          </table:table-cell>
          <table:table-cell office:value-type="float" office:value="38232">
            <text:p>38232</text:p>
          </table:table-cell>
          <table:table-cell office:value-type="float" office:value="-784.625">
            <text:p>-784.625</text:p>
          </table:table-cell>
          <table:table-cell office:value-type="float" office:value="-1365.5">
            <text:p>-1365.5</text:p>
          </table:table-cell>
          <table:table-cell office:value-type="float" office:value="-83.375">
            <text:p>-83.375</text:p>
          </table:table-cell>
          <table:table-cell office:value-type="float" office:value="-0.0719839449541284">
            <text:p>-0.071983945</text:p>
          </table:table-cell>
          <table:table-cell office:value-type="float" office:value="-0.0677532995931329">
            <text:p>-0.0677532996</text:p>
          </table:table-cell>
          <table:table-cell office:value-type="float" office:value="-0.00218076480435238">
            <text:p>-0.0021807648</text:p>
          </table:table-cell>
          <table:table-cell office:value-type="float" office:value="0.758212301789622">
            <text:p>0.7582123018</text:p>
          </table:table-cell>
          <table:table-cell office:value-type="float" office:value="0.771860850251318">
            <text:p>0.7718608503</text:p>
          </table:table-cell>
          <table:table-cell office:value-type="float" office:value="0.992376644425625">
            <text:p>0.9923766444</text:p>
          </table:table-cell>
          <table:table-cell office:value-type="float" office:value="-9.27830296560444">
            <text:p>-9.2783029656</text:p>
          </table:table-cell>
          <table:table-cell office:value-type="float" office:value="-9.87983071472191">
            <text:p>-9.87983071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88">
            <text:p>988</text:p>
          </table:table-cell>
          <table:table-cell table:number-columns-repeated="2" office:value-type="float" office:value="1401">
            <text:p>1401</text:p>
          </table:table-cell>
          <table:table-cell office:value-type="float" office:value="10510">
            <text:p>10510</text:p>
          </table:table-cell>
          <table:table-cell office:value-type="float" office:value="19545">
            <text:p>19545</text:p>
          </table:table-cell>
          <table:table-cell office:value-type="float" office:value="39281">
            <text:p>39281</text:p>
          </table:table-cell>
          <table:table-cell office:value-type="float" office:value="-439.875">
            <text:p>-439.875</text:p>
          </table:table-cell>
          <table:table-cell office:value-type="float" office:value="337.75">
            <text:p>337.75</text:p>
          </table:table-cell>
          <table:table-cell office:value-type="float" office:value="117.25">
            <text:p>117.25</text:p>
          </table:table-cell>
          <table:table-cell office:value-type="float" office:value="-0.0418529971455756">
            <text:p>-0.0418529971</text:p>
          </table:table-cell>
          <table:table-cell office:value-type="float" office:value="0.0172806344333589">
            <text:p>0.0172806344</text:p>
          </table:table-cell>
          <table:table-cell office:value-type="float" office:value="0.00298490364298261">
            <text:p>0.0029849036</text:p>
          </table:table-cell>
          <table:table-cell office:value-type="float" office:value="0.856947789795818">
            <text:p>0.8569477898</text:p>
          </table:table-cell>
          <table:table-cell office:value-type="float" office:value="1.06106751635654">
            <text:p>1.0610675164</text:p>
          </table:table-cell>
          <table:table-cell office:value-type="float" office:value="1.01046462566396">
            <text:p>1.0104646257</text:p>
          </table:table-cell>
          <table:table-cell office:value-type="float" office:value="-16.2124274849166">
            <text:p>-16.21242748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  <table:table-cell table:number-columns-repeated="2" office:value-type="float" office:value="2026">
            <text:p>2026</text:p>
          </table:table-cell>
          <table:table-cell office:value-type="float" office:value="9217">
            <text:p>9217</text:p>
          </table:table-cell>
          <table:table-cell office:value-type="float" office:value="18149">
            <text:p>18149</text:p>
          </table:table-cell>
          <table:table-cell office:value-type="float" office:value="38760">
            <text:p>38760</text:p>
          </table:table-cell>
          <table:table-cell office:value-type="float" office:value="-332.125">
            <text:p>-332.125</text:p>
          </table:table-cell>
          <table:table-cell office:value-type="float" office:value="-730.571428571429">
            <text:p>-730.5714285714</text:p>
          </table:table-cell>
          <table:table-cell office:value-type="float" office:value="907.5">
            <text:p>907.5</text:p>
          </table:table-cell>
          <table:table-cell office:value-type="float" office:value="-0.036033958988825">
            <text:p>-0.036033959</text:p>
          </table:table-cell>
          <table:table-cell office:value-type="float" office:value="-0.0402540871988224">
            <text:p>-0.0402540872</text:p>
          </table:table-cell>
          <table:table-cell office:value-type="float" office:value="0.0234133126934985">
            <text:p>0.0234133127</text:p>
          </table:table-cell>
          <table:table-cell office:value-type="float" office:value="0.876426098091913">
            <text:p>0.8764260981</text:p>
          </table:table-cell>
          <table:table-cell office:value-type="float" office:value="0.862286662215094">
            <text:p>0.8622866622</text:p>
          </table:table-cell>
          <table:table-cell office:value-type="float" office:value="1.08302103352136">
            <text:p>1.0830210335</text:p>
          </table:table-cell>
          <table:table-cell office:value-type="float" office:value="-18.8872496106594">
            <text:p>-18.8872496107</text:p>
          </table:table-cell>
          <table:table-cell office:value-type="float" office:value="-16.8703526405032">
            <text:p>-16.8703526405</text:p>
          </table:table-cell>
          <table:table-cell office:value-type="float" office:value="29.9500684312635">
            <text:p>29.950068431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16">
            <text:p>916</text:p>
          </table:table-cell>
          <table:table-cell table:number-columns-repeated="2" office:value-type="float" office:value="1998">
            <text:p>1998</text:p>
          </table:table-cell>
          <table:table-cell office:value-type="float" office:value="9047">
            <text:p>9047</text:p>
          </table:table-cell>
          <table:table-cell office:value-type="float" office:value="18405">
            <text:p>18405</text:p>
          </table:table-cell>
          <table:table-cell office:value-type="float" office:value="40900">
            <text:p>40900</text:p>
          </table:table-cell>
          <table:table-cell office:value-type="float" office:value="-448.571428571429">
            <text:p>-448.5714285714</text:p>
          </table:table-cell>
          <table:table-cell office:value-type="float" office:value="484.714285714286">
            <text:p>484.7142857143</text:p>
          </table:table-cell>
          <table:table-cell office:value-type="float" office:value="1077.14285714286">
            <text:p>1077.1428571429</text:p>
          </table:table-cell>
          <table:table-cell office:value-type="float" office:value="-0.0495823398443051">
            <text:p>-0.0495823398</text:p>
          </table:table-cell>
          <table:table-cell table:number-columns-repeated="2" office:value-type="float" office:value="0.026336011177087">
            <text:p>0.0263360112</text:p>
          </table:table-cell>
          <table:table-cell office:value-type="float" office:value="0.831280291056827">
            <text:p>0.8312802911</text:p>
          </table:table-cell>
          <table:table-cell table:number-columns-repeated="2" office:value-type="float" office:value="1.09353546666985">
            <text:p>1.0935354667</text:p>
          </table:table-cell>
          <table:table-cell office:value-type="float" office:value="-13.6302081524549">
            <text:p>-13.6302081525</text:p>
          </table:table-cell>
          <table:table-cell table:number-columns-repeated="2" office:value-type="float" office:value="26.6644404739041">
            <text:p>26.664440473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859">
            <text:p>859</text:p>
          </table:table-cell>
          <table:table-cell office:value-type="float" office:value="1943">
            <text:p>1943</text:p>
          </table:table-cell>
          <table:table-cell office:value-type="float" office:value="7877">
            <text:p>7877</text:p>
          </table:table-cell>
          <table:table-cell office:value-type="float" office:value="16368">
            <text:p>16368</text:p>
          </table:table-cell>
          <table:table-cell office:value-type="float" office:value="37916">
            <text:p>37916</text:p>
          </table:table-cell>
          <table:table-cell office:value-type="float" office:value="-332.666666666667">
            <text:p>-332.6666666667</text:p>
          </table:table-cell>
          <table:table-cell office:value-type="float" office:value="0">
            <text:p>0</text:p>
          </table:table-cell>
          <table:table-cell office:value-type="float" office:value="970">
            <text:p>970</text:p>
          </table:table-cell>
          <table:table-cell office:value-type="float" office:value="-0.0422326604883416">
            <text:p>-0.0422326605</text:p>
          </table:table-cell>
          <table:table-cell office:value-type="float" office:value="0">
            <text:p>0</text:p>
          </table:table-cell>
          <table:table-cell office:value-type="float" office:value="0.025582867391075">
            <text:p>0.0255828674</text:p>
          </table:table-cell>
          <table:table-cell office:value-type="float" office:value="0.855681539610175">
            <text:p>0.8556815396</text:p>
          </table:table-cell>
          <table:table-cell office:value-type="float" office:value="0.78">
            <text:p>0.78</text:p>
          </table:table-cell>
          <table:table-cell office:value-type="float" office:value="1.0908228227525">
            <text:p>1.0908228228</text:p>
          </table:table-cell>
          <table:table-cell office:value-type="float" office:value="-16.0635202189387">
            <text:p>-16.0635202189</text:p>
          </table:table-cell>
          <table:table-cell office:value-type="float" office:value="0">
            <text:p>0</text:p>
          </table:table-cell>
          <table:table-cell office:value-type="float" office:value="27.4393087952738">
            <text:p>27.439308795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00">
            <text:p>700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7961">
            <text:p>7961</text:p>
          </table:table-cell>
          <table:table-cell office:value-type="float" office:value="18181">
            <text:p>18181</text:p>
          </table:table-cell>
          <table:table-cell office:value-type="float" office:value="43148">
            <text:p>43148</text:p>
          </table:table-cell>
          <table:table-cell table:number-columns-repeated="2" office:value-type="float" office:value="0">
            <text:p>0</text:p>
          </table:table-cell>
          <table:table-cell office:value-type="float" office:value="788">
            <text:p>78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2627236488366">
            <text:p>0.0182627236</text:p>
          </table:table-cell>
          <table:table-cell office:value-type="float" office:value="0.78">
            <text:p>0.78</text:p>
          </table:table-cell>
          <table:table-cell office:value-type="float" office:value="0.97">
            <text:p>0.97</text:p>
          </table:table-cell>
          <table:table-cell office:value-type="float" office:value="1.06457324583807">
            <text:p>1.06457324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94">
            <text:p>694</text:p>
          </table:table-cell>
          <table:table-cell office:value-type="float" office:value="1766">
            <text:p>1766</text:p>
          </table:table-cell>
          <table:table-cell office:value-type="float" office:value="7468">
            <text:p>7468</text:p>
          </table:table-cell>
          <table:table-cell office:value-type="float" office:value="18096">
            <text:p>18096</text:p>
          </table:table-cell>
          <table:table-cell office:value-type="float" office:value="44442">
            <text:p>44442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1.16">
            <text:p>1.16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3" office:value-type="float" office:value="5">
            <text:p>5</text:p>
          </table:table-cell>
          <table:table-cell office:value-type="float" office:value="788">
            <text:p>788</text:p>
          </table:table-cell>
          <table:table-cell table:number-columns-repeated="2" office:value-type="float" office:value="1852">
            <text:p>1852</text:p>
          </table:table-cell>
          <table:table-cell office:value-type="float" office:value="7005">
            <text:p>7005</text:p>
          </table:table-cell>
          <table:table-cell office:value-type="float" office:value="17764">
            <text:p>17764</text:p>
          </table:table-cell>
          <table:table-cell office:value-type="float" office:value="45774">
            <text:p>45774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891">
            <text:p>891</text:p>
          </table:table-cell>
          <table:table-cell office:value-type="float" office:value="1946">
            <text:p>1946</text:p>
          </table:table-cell>
          <table:table-cell office:value-type="float" office:value="6571">
            <text:p>6571</text:p>
          </table:table-cell>
          <table:table-cell office:value-type="float" office:value="17487">
            <text:p>17487</text:p>
          </table:table-cell>
          <table:table-cell office:value-type="float" office:value="47146">
            <text:p>47146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09">
            <text:p>209</text:p>
          </table:table-cell>
          <table:table-cell office:value-type="float" office:value="11691.75">
            <text:p>11691.75</text:p>
          </table:table-cell>
          <table:table-cell office:value-type="float" office:value="23448.5">
            <text:p>23448.5</text:p>
          </table:table-cell>
          <table:table-cell office:value-type="float" office:value="21.3">
            <text:p>21.3</text:p>
          </table:table-cell>
          <table:table-cell table:number-columns-repeated="3" office:value-type="float" office:value="5">
            <text:p>5</text:p>
          </table:table-cell>
          <table:table-cell office:value-type="float" office:value="894">
            <text:p>894</text:p>
          </table:table-cell>
          <table:table-cell table:number-columns-repeated="2" office:value-type="float" office:value="1938">
            <text:p>1938</text:p>
          </table:table-cell>
          <table:table-cell office:value-type="float" office:value="6164">
            <text:p>6164</text:p>
          </table:table-cell>
          <table:table-cell office:value-type="float" office:value="16974">
            <text:p>16974</text:p>
          </table:table-cell>
          <table:table-cell office:value-type="float" office:value="48559">
            <text:p>48559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198">
            <text:p>198</text:p>
          </table:table-cell>
          <table:table-cell office:value-type="float" office:value="11794.6666666667">
            <text:p>11794.6666666667</text:p>
          </table:table-cell>
          <table:table-cell office:value-type="float" office:value="19065.3333333333">
            <text:p>19065.3333333333</text:p>
          </table:table-cell>
          <table:table-cell office:value-type="float" office:value="20.5333333333333">
            <text:p>20.53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1011">
            <text:p>1011</text:p>
          </table:table-cell>
          <table:table-cell table:number-columns-repeated="2" office:value-type="float" office:value="2045">
            <text:p>2045</text:p>
          </table:table-cell>
          <table:table-cell office:value-type="float" office:value="5782">
            <text:p>5782</text:p>
          </table:table-cell>
          <table:table-cell office:value-type="float" office:value="16592">
            <text:p>16592</text:p>
          </table:table-cell>
          <table:table-cell office:value-type="float" office:value="50015">
            <text:p>50015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8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office:value-type="float" office:value="1.11">
            <text:p>1.11</text:p>
          </table:table-cell>
          <table:table-cell office:value-type="float" office:value="-10">
            <text:p>-10</text:p>
          </table:table-cell>
          <table:table-cell office:value-type="float" office:value="-30">
            <text:p>-3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5.7">
            <text:p>25.7</text:p>
          </table:table-cell>
          <table:table-cell office:value-type="float" office:value="33.3">
            <text:p>33.3</text:p>
          </table:table-cell>
          <table:table-cell office:value-type="float" office:value="51.7">
            <text:p>51.7</text:p>
          </table:table-cell>
          <table:table-cell office:value-type="float" office:value="25224">
            <text:p>25224</text:p>
          </table:table-cell>
          <table:table-cell office:value-type="float" office:value="25895">
            <text:p>25895</text:p>
          </table:table-cell>
          <table:table-cell office:value-type="float" office:value="29814">
            <text:p>298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4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40:59.95</dc:date>
    <dc:creator>Liam Widdess</dc:creator>
    <meta:editing-duration>P2DT3H30M53S</meta:editing-duration>
    <meta:editing-cycles>185</meta:editing-cycles>
    <meta:generator>OpenOffice/4.1.7$Win32 OpenOffice.org_project/417m1$Build-9800</meta:generator>
    <meta:document-statistic meta:table-count="8" meta:cell-count="1214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6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932">
                <text:p>7932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881">
                <text:p>1488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563">
                <text:p>1756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925">
                <text:p>11925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538">
                <text:p>10538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722">
                <text:p>10722</text:p>
              </table:table-cell>
              <table:table-cell office:value-type="float" office:value="15142">
                <text:p>1514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622">
                <text:p>10622</text:p>
              </table:table-cell>
              <table:table-cell office:value-type="float" office:value="17563">
                <text:p>1756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846">
                <text:p>10846</text:p>
              </table:table-cell>
              <table:table-cell office:value-type="float" office:value="15809">
                <text:p>15809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575">
                <text:p>10575</text:p>
              </table:table-cell>
              <table:table-cell office:value-type="float" office:value="17651">
                <text:p>1765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395">
                <text:p>8395</text:p>
              </table:table-cell>
              <table:table-cell office:value-type="float" office:value="11820">
                <text:p>11820</text:p>
              </table:table-cell>
              <table:table-cell office:value-type="float" office:value="20300">
                <text:p>2030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214">
                <text:p>8214</text:p>
              </table:table-cell>
              <table:table-cell office:value-type="float" office:value="12713">
                <text:p>12713</text:p>
              </table:table-cell>
              <table:table-cell office:value-type="float" office:value="18705">
                <text:p>1870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596">
                <text:p>8596</text:p>
              </table:table-cell>
              <table:table-cell office:value-type="float" office:value="11722">
                <text:p>11722</text:p>
              </table:table-cell>
              <table:table-cell office:value-type="float" office:value="18261">
                <text:p>1826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465">
                <text:p>8465</text:p>
              </table:table-cell>
              <table:table-cell office:value-type="float" office:value="13025">
                <text:p>13025</text:p>
              </table:table-cell>
              <table:table-cell office:value-type="float" office:value="18964">
                <text:p>1896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294">
                <text:p>8294</text:p>
              </table:table-cell>
              <table:table-cell office:value-type="float" office:value="14023">
                <text:p>14023</text:p>
              </table:table-cell>
              <table:table-cell office:value-type="float" office:value="19522">
                <text:p>1952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368">
                <text:p>8368</text:p>
              </table:table-cell>
              <table:table-cell office:value-type="float" office:value="13998">
                <text:p>13998</text:p>
              </table:table-cell>
              <table:table-cell office:value-type="float" office:value="21152">
                <text:p>2115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595">
                <text:p>8595</text:p>
              </table:table-cell>
              <table:table-cell office:value-type="float" office:value="14016">
                <text:p>14016</text:p>
              </table:table-cell>
              <table:table-cell office:value-type="float" office:value="23942">
                <text:p>2394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196">
                <text:p>10196</text:p>
              </table:table-cell>
              <table:table-cell office:value-type="float" office:value="15456">
                <text:p>15456</text:p>
              </table:table-cell>
              <table:table-cell office:value-type="float" office:value="26071">
                <text:p>26071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360">
                <text:p>11360</text:p>
              </table:table-cell>
              <table:table-cell office:value-type="float" office:value="15267">
                <text:p>15267</text:p>
              </table:table-cell>
              <table:table-cell office:value-type="float" office:value="25772">
                <text:p>2577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1000">
                <text:p>11000</text:p>
              </table:table-cell>
              <table:table-cell office:value-type="float" office:value="15649">
                <text:p>15649</text:p>
              </table:table-cell>
              <table:table-cell office:value-type="float" office:value="25107">
                <text:p>2510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595">
                <text:p>10595</text:p>
              </table:table-cell>
              <table:table-cell office:value-type="float" office:value="17595">
                <text:p>17595</text:p>
              </table:table-cell>
              <table:table-cell office:value-type="float" office:value="25310">
                <text:p>25310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508">
                <text:p>10508</text:p>
              </table:table-cell>
              <table:table-cell office:value-type="float" office:value="18346">
                <text:p>18346</text:p>
              </table:table-cell>
              <table:table-cell office:value-type="float" office:value="26607">
                <text:p>26607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730">
                <text:p>10730</text:p>
              </table:table-cell>
              <table:table-cell office:value-type="float" office:value="18365">
                <text:p>18365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742">
                <text:p>11742</text:p>
              </table:table-cell>
              <table:table-cell office:value-type="float" office:value="18308">
                <text:p>18308</text:p>
              </table:table-cell>
              <table:table-cell office:value-type="float" office:value="28846">
                <text:p>2884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967">
                <text:p>12967</text:p>
              </table:table-cell>
              <table:table-cell office:value-type="float" office:value="18558">
                <text:p>18558</text:p>
              </table:table-cell>
              <table:table-cell office:value-type="float" office:value="31102">
                <text:p>31102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480">
                <text:p>14480</text:p>
              </table:table-cell>
              <table:table-cell office:value-type="float" office:value="19666">
                <text:p>19666</text:p>
              </table:table-cell>
              <table:table-cell office:value-type="float" office:value="31723">
                <text:p>3172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03">
                <text:p>14203</text:p>
              </table:table-cell>
              <table:table-cell office:value-type="float" office:value="19930">
                <text:p>19930</text:p>
              </table:table-cell>
              <table:table-cell office:value-type="float" office:value="29858">
                <text:p>2985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816">
                <text:p>13816</text:p>
              </table:table-cell>
              <table:table-cell office:value-type="float" office:value="20288">
                <text:p>20288</text:p>
              </table:table-cell>
              <table:table-cell office:value-type="float" office:value="28988">
                <text:p>28988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732">
                <text:p>13732</text:p>
              </table:table-cell>
              <table:table-cell office:value-type="float" office:value="21587">
                <text:p>21587</text:p>
              </table:table-cell>
              <table:table-cell office:value-type="float" office:value="30731">
                <text:p>3073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755">
                <text:p>14755</text:p>
              </table:table-cell>
              <table:table-cell office:value-type="float" office:value="22045">
                <text:p>22045</text:p>
              </table:table-cell>
              <table:table-cell office:value-type="float" office:value="32381">
                <text:p>32381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395">
                <text:p>15395</text:p>
              </table:table-cell>
              <table:table-cell office:value-type="float" office:value="20825">
                <text:p>20825</text:p>
              </table:table-cell>
              <table:table-cell office:value-type="float" office:value="34452">
                <text:p>3445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572">
                <text:p>15572</text:p>
              </table:table-cell>
              <table:table-cell office:value-type="float" office:value="22178">
                <text:p>22178</text:p>
              </table:table-cell>
              <table:table-cell office:value-type="float" office:value="38183">
                <text:p>38183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900">
                <text:p>16900</text:p>
              </table:table-cell>
              <table:table-cell office:value-type="float" office:value="23568">
                <text:p>23568</text:p>
              </table:table-cell>
              <table:table-cell office:value-type="float" office:value="40671">
                <text:p>40671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835">
                <text:p>16835</text:p>
              </table:table-cell>
              <table:table-cell office:value-type="float" office:value="23627">
                <text:p>23627</text:p>
              </table:table-cell>
              <table:table-cell office:value-type="float" office:value="41037">
                <text:p>4103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6">
                <text:p>15896</text:p>
              </table:table-cell>
              <table:table-cell office:value-type="float" office:value="25148">
                <text:p>25148</text:p>
              </table:table-cell>
              <table:table-cell office:value-type="float" office:value="42539">
                <text:p>4253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6262">
                <text:p>26262</text:p>
              </table:table-cell>
              <table:table-cell office:value-type="float" office:value="43906">
                <text:p>4390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688">
                <text:p>16688</text:p>
              </table:table-cell>
              <table:table-cell office:value-type="float" office:value="28339">
                <text:p>28339</text:p>
              </table:table-cell>
              <table:table-cell office:value-type="float" office:value="45772">
                <text:p>4577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454">
                <text:p>17454</text:p>
              </table:table-cell>
              <table:table-cell office:value-type="float" office:value="29371">
                <text:p>29371</text:p>
              </table:table-cell>
              <table:table-cell office:value-type="float" office:value="49413">
                <text:p>49413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63">
                <text:p>18663</text:p>
              </table:table-cell>
              <table:table-cell office:value-type="float" office:value="30322">
                <text:p>30322</text:p>
              </table:table-cell>
              <table:table-cell office:value-type="float" office:value="51812">
                <text:p>5181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377">
                <text:p>20377</text:p>
              </table:table-cell>
              <table:table-cell office:value-type="float" office:value="30968">
                <text:p>30968</text:p>
              </table:table-cell>
              <table:table-cell office:value-type="float" office:value="50759">
                <text:p>5075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612">
                <text:p>21612</text:p>
              </table:table-cell>
              <table:table-cell office:value-type="float" office:value="32594">
                <text:p>32594</text:p>
              </table:table-cell>
              <table:table-cell office:value-type="float" office:value="48502">
                <text:p>48502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505">
                <text:p>21505</text:p>
              </table:table-cell>
              <table:table-cell office:value-type="float" office:value="34560">
                <text:p>34560</text:p>
              </table:table-cell>
              <table:table-cell office:value-type="float" office:value="48856">
                <text:p>488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086">
                <text:p>22086</text:p>
              </table:table-cell>
              <table:table-cell office:value-type="float" office:value="35340">
                <text:p>35340</text:p>
              </table:table-cell>
              <table:table-cell office:value-type="float" office:value="49784">
                <text:p>49784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014">
                <text:p>23014</text:p>
              </table:table-cell>
              <table:table-cell office:value-type="float" office:value="35102">
                <text:p>35102</text:p>
              </table:table-cell>
              <table:table-cell office:value-type="float" office:value="50348">
                <text:p>50348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880">
                <text:p>23880</text:p>
              </table:table-cell>
              <table:table-cell office:value-type="float" office:value="34360">
                <text:p>34360</text:p>
              </table:table-cell>
              <table:table-cell office:value-type="float" office:value="52450">
                <text:p>52450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537">
                <text:p>25537</text:p>
              </table:table-cell>
              <table:table-cell office:value-type="float" office:value="34576">
                <text:p>34576</text:p>
              </table:table-cell>
              <table:table-cell office:value-type="float" office:value="54675">
                <text:p>54675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752">
                <text:p>26752</text:p>
              </table:table-cell>
              <table:table-cell office:value-type="float" office:value="35864">
                <text:p>35864</text:p>
              </table:table-cell>
              <table:table-cell office:value-type="float" office:value="52424">
                <text:p>52424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610">
                <text:p>26610</text:p>
              </table:table-cell>
              <table:table-cell office:value-type="float" office:value="34874">
                <text:p>34874</text:p>
              </table:table-cell>
              <table:table-cell office:value-type="float" office:value="48757">
                <text:p>48757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980">
                <text:p>24980</text:p>
              </table:table-cell>
              <table:table-cell office:value-type="float" office:value="33228">
                <text:p>33228</text:p>
              </table:table-cell>
              <table:table-cell office:value-type="float" office:value="50384">
                <text:p>5038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0858">
                <text:p>20858</text:p>
              </table:table-cell>
              <table:table-cell office:value-type="float" office:value="33058">
                <text:p>33058</text:p>
              </table:table-cell>
              <table:table-cell office:value-type="float" office:value="52523">
                <text:p>5252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7316">
                <text:p>17316</text:p>
              </table:table-cell>
              <table:table-cell office:value-type="float" office:value="30135">
                <text:p>30135</text:p>
              </table:table-cell>
              <table:table-cell office:value-type="float" office:value="50433">
                <text:p>50433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4480">
                <text:p>14480</text:p>
              </table:table-cell>
              <table:table-cell office:value-type="float" office:value="28470">
                <text:p>28470</text:p>
              </table:table-cell>
              <table:table-cell office:value-type="float" office:value="47210">
                <text:p>4721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3264">
                <text:p>13264</text:p>
              </table:table-cell>
              <table:table-cell office:value-type="float" office:value="29192">
                <text:p>29192</text:p>
              </table:table-cell>
              <table:table-cell office:value-type="float" office:value="49200">
                <text:p>4920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4144">
                <text:p>14144</text:p>
              </table:table-cell>
              <table:table-cell office:value-type="float" office:value="28016">
                <text:p>28016</text:p>
              </table:table-cell>
              <table:table-cell office:value-type="float" office:value="51168">
                <text:p>5116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6032">
                <text:p>16032</text:p>
              </table:table-cell>
              <table:table-cell office:value-type="float" office:value="27771">
                <text:p>27771</text:p>
              </table:table-cell>
              <table:table-cell office:value-type="float" office:value="48822">
                <text:p>4882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4448">
                <text:p>14448</text:p>
              </table:table-cell>
              <table:table-cell office:value-type="float" office:value="25875">
                <text:p>25875</text:p>
              </table:table-cell>
              <table:table-cell office:value-type="float" office:value="45575">
                <text:p>4557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3264">
                <text:p>13264</text:p>
              </table:table-cell>
              <table:table-cell office:value-type="float" office:value="24390">
                <text:p>24390</text:p>
              </table:table-cell>
              <table:table-cell office:value-type="float" office:value="42715">
                <text:p>42715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3930">
                <text:p>13930</text:p>
              </table:table-cell>
              <table:table-cell office:value-type="float" office:value="23868">
                <text:p>23868</text:p>
              </table:table-cell>
              <table:table-cell office:value-type="float" office:value="35687">
                <text:p>35687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2320">
                <text:p>12320</text:p>
              </table:table-cell>
              <table:table-cell office:value-type="float" office:value="21340">
                <text:p>21340</text:p>
              </table:table-cell>
              <table:table-cell office:value-type="float" office:value="36747">
                <text:p>36747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0948">
                <text:p>10948</text:p>
              </table:table-cell>
              <table:table-cell office:value-type="float" office:value="19975">
                <text:p>19975</text:p>
              </table:table-cell>
              <table:table-cell office:value-type="float" office:value="37800">
                <text:p>37800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2726">
                <text:p>12726</text:p>
              </table:table-cell>
              <table:table-cell office:value-type="float" office:value="21012">
                <text:p>21012</text:p>
              </table:table-cell>
              <table:table-cell office:value-type="float" office:value="36585">
                <text:p>36585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3832">
                <text:p>13832</text:p>
              </table:table-cell>
              <table:table-cell office:value-type="float" office:value="22033">
                <text:p>22033</text:p>
              </table:table-cell>
              <table:table-cell office:value-type="float" office:value="38800">
                <text:p>3880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2320">
                <text:p>12320</text:p>
              </table:table-cell>
              <table:table-cell office:value-type="float" office:value="21000">
                <text:p>21000</text:p>
              </table:table-cell>
              <table:table-cell office:value-type="float" office:value="39900">
                <text:p>3990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0948">
                <text:p>10948</text:p>
              </table:table-cell>
              <table:table-cell office:value-type="float" office:value="20053">
                <text:p>20053</text:p>
              </table:table-cell>
              <table:table-cell office:value-type="float" office:value="39280">
                <text:p>39280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2026">
                <text:p>12026</text:p>
              </table:table-cell>
              <table:table-cell office:value-type="float" office:value="21104">
                <text:p>21104</text:p>
              </table:table-cell>
              <table:table-cell office:value-type="float" office:value="40060">
                <text:p>40060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9800">
                <text:p>9800</text:p>
              </table:table-cell>
              <table:table-cell office:value-type="float" office:value="20214">
                <text:p>20214</text:p>
              </table:table-cell>
              <table:table-cell office:value-type="float" office:value="38140">
                <text:p>38140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9716">
                <text:p>9716</text:p>
              </table:table-cell>
              <table:table-cell office:value-type="float" office:value="19426">
                <text:p>19426</text:p>
              </table:table-cell>
              <table:table-cell office:value-type="float" office:value="36882">
                <text:p>3688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1032">
                <text:p>11032</text:p>
              </table:table-cell>
              <table:table-cell office:value-type="float" office:value="20152">
                <text:p>20152</text:p>
              </table:table-cell>
              <table:table-cell office:value-type="float" office:value="39280">
                <text:p>39280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2026">
                <text:p>12026</text:p>
              </table:table-cell>
              <table:table-cell office:value-type="float" office:value="21015">
                <text:p>21015</text:p>
              </table:table-cell>
              <table:table-cell office:value-type="float" office:value="41100">
                <text:p>41100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9800">
                <text:p>9800</text:p>
              </table:table-cell>
              <table:table-cell office:value-type="float" office:value="19530">
                <text:p>19530</text:p>
              </table:table-cell>
              <table:table-cell office:value-type="float" office:value="40520">
                <text:p>40520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9716">
                <text:p>9716</text:p>
              </table:table-cell>
              <table:table-cell office:value-type="float" office:value="19980">
                <text:p>19980</text:p>
              </table:table-cell>
              <table:table-cell office:value-type="float" office:value="39960">
                <text:p>39960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032">
                <text:p>11032</text:p>
              </table:table-cell>
              <table:table-cell office:value-type="float" office:value="19296">
                <text:p>19296</text:p>
              </table:table-cell>
              <table:table-cell office:value-type="float" office:value="38860">
                <text:p>38860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561">
                <text:p>11561</text:p>
              </table:table-cell>
              <table:table-cell office:value-type="float" office:value="19545">
                <text:p>19545</text:p>
              </table:table-cell>
              <table:table-cell office:value-type="float" office:value="35600">
                <text:p>3560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8">
                <text:p>11798</text:p>
              </table:table-cell>
              <table:table-cell office:value-type="float" office:value="19432">
                <text:p>19432</text:p>
              </table:table-cell>
              <table:table-cell office:value-type="float" office:value="35320">
                <text:p>35320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0900">
                <text:p>10900</text:p>
              </table:table-cell>
              <table:table-cell office:value-type="float" office:value="20154">
                <text:p>20154</text:p>
              </table:table-cell>
              <table:table-cell office:value-type="float" office:value="38232">
                <text:p>382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0510">
                <text:p>10510</text:p>
              </table:table-cell>
              <table:table-cell office:value-type="float" office:value="19545">
                <text:p>19545</text:p>
              </table:table-cell>
              <table:table-cell office:value-type="float" office:value="39281">
                <text:p>39281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9217">
                <text:p>9217</text:p>
              </table:table-cell>
              <table:table-cell office:value-type="float" office:value="18149">
                <text:p>18149</text:p>
              </table:table-cell>
              <table:table-cell office:value-type="float" office:value="38760">
                <text:p>38760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9047">
                <text:p>9047</text:p>
              </table:table-cell>
              <table:table-cell office:value-type="float" office:value="18405">
                <text:p>18405</text:p>
              </table:table-cell>
              <table:table-cell office:value-type="float" office:value="40900">
                <text:p>40900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7877">
                <text:p>7877</text:p>
              </table:table-cell>
              <table:table-cell office:value-type="float" office:value="16368">
                <text:p>16368</text:p>
              </table:table-cell>
              <table:table-cell office:value-type="float" office:value="37916">
                <text:p>37916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7961">
                <text:p>7961</text:p>
              </table:table-cell>
              <table:table-cell office:value-type="float" office:value="18181">
                <text:p>18181</text:p>
              </table:table-cell>
              <table:table-cell office:value-type="float" office:value="43148">
                <text:p>4314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7468">
                <text:p>7468</text:p>
              </table:table-cell>
              <table:table-cell office:value-type="float" office:value="18096">
                <text:p>18096</text:p>
              </table:table-cell>
              <table:table-cell office:value-type="float" office:value="44442">
                <text:p>44442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7005">
                <text:p>7005</text:p>
              </table:table-cell>
              <table:table-cell office:value-type="float" office:value="17764">
                <text:p>17764</text:p>
              </table:table-cell>
              <table:table-cell office:value-type="float" office:value="45774">
                <text:p>4577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6571">
                <text:p>6571</text:p>
              </table:table-cell>
              <table:table-cell office:value-type="float" office:value="17487">
                <text:p>17487</text:p>
              </table:table-cell>
              <table:table-cell office:value-type="float" office:value="47146">
                <text:p>47146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6164">
                <text:p>6164</text:p>
              </table:table-cell>
              <table:table-cell office:value-type="float" office:value="16974">
                <text:p>16974</text:p>
              </table:table-cell>
              <table:table-cell office:value-type="float" office:value="48559">
                <text:p>4855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5782">
                <text:p>5782</text:p>
              </table:table-cell>
              <table:table-cell office:value-type="float" office:value="16592">
                <text:p>16592</text:p>
              </table:table-cell>
              <table:table-cell office:value-type="float" office:value="50015">
                <text:p>50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691.75">
                <text:p>11691.75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794.6666666667">
                <text:p>11794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7cm" svg:y="1.404cm" svg:width="30.912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20.5333333333333">
                <text:p>20.5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4cm" svg:y="1.352cm" svg:width="31.372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4124878262112">
                <text:p>1.0412487826211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4651408621641">
                <text:p>1.1465140862164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3585202084208">
                <text:p>1.13585202084208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5601478199114">
                <text:p>1.0560147819911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5948871285507">
                <text:p>1.059488712855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2851433655249">
                <text:p>1.1285143365524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73455599503">
                <text:p>1.1073455599503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2040461739773">
                <text:p>1.0204046173977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5003382047884">
                <text:p>1.05003382047884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1263647247468">
                <text:p>1.11263647247468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3693658348931">
                <text:p>1.1369365834893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5332767904255">
                <text:p>1.1533276790425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4058924504082">
                <text:p>1.1405892450408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2797104731149">
                <text:p>1.12797104731149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6507938069623">
                <text:p>1.16507938069623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09998716968245">
                <text:p>1.0999871696824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2690158750924">
                <text:p>1.1269015875092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2296483081685">
                <text:p>1.229648308168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1513148008747">
                <text:p>1.11513148008747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4609440013206">
                <text:p>1.1460944001320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1567170150356">
                <text:p>1.1156717015035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2701747571637">
                <text:p>1.1270174757163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221342965715">
                <text:p>1.0522134296571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5676798278683">
                <text:p>1.15676798278683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211886754957">
                <text:p>1.12118867549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266748394655">
                <text:p>1.07266748394655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7280807146388">
                <text:p>1.1728080714638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817086393646">
                <text:p>1.181708639364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6651353964565">
                <text:p>1.1665135396456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4469103984519">
                <text:p>1.14469103984519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7220728490138">
                <text:p>1.1722072849013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2880955981405">
                <text:p>1.1288095598140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3758416086827">
                <text:p>1.1375841608682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8338746733762">
                <text:p>1.18338746733762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5837907081326">
                <text:p>1.0583790708132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2290434913137">
                <text:p>1.12290434913137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6401113502319">
                <text:p>1.06401113502319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3936157273658">
                <text:p>1.0393615727365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997945638922678">
                <text:p>0.9979456389226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5198761913941">
                <text:p>1.05198761913941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4856537939436">
                <text:p>1.0485653793943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6784661676141">
                <text:p>1.06784661676141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5404909766423">
                <text:p>1.05404909766423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3956386598741">
                <text:p>1.03956386598741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0.823012775084417">
                <text:p>0.823012775084417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423416833528">
                <text:p>1.042341683352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0.739669910335738">
                <text:p>0.73966991033573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819532717275587">
                <text:p>0.81953271727558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7474490951404">
                <text:p>0.9747449095140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17874767595401">
                <text:p>0.917874767595401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856683481464087">
                <text:p>0.856683481464087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0.774173327565171">
                <text:p>0.774173327565171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710488076600836">
                <text:p>0.71048807660083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4485929150202">
                <text:p>1.0448592915020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0.975739241683494">
                <text:p>0.97573924168349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5218389723857">
                <text:p>1.05218389723857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05498594124747">
                <text:p>1.0549859412474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5663872217759">
                <text:p>1.0566387221775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919501890625">
                <text:p>0.919501890625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00072005002364">
                <text:p>1.00072005002364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76209525331353">
                <text:p>0.97620952533135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961669439149365">
                <text:p>0.961669439149365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.00471050977537">
                <text:p>1.00471050977537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.00286703450068">
                <text:p>1.00286703450068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19862736976392">
                <text:p>0.91986273697639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.03863193850285">
                <text:p>1.03863193850285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.00635655190351">
                <text:p>1.0063565519035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.0434217744093">
                <text:p>1.043421774409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97583437006165">
                <text:p>0.997583437006165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.03869121208755">
                <text:p>1.03869121208755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771860850251318">
                <text:p>0.771860850251318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.06106751635654">
                <text:p>1.0610675163565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862286662215094">
                <text:p>0.86228666221509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.09353546666985">
                <text:p>1.09353546666985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3448.5">
                <text:p>23448.5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065.3333333333">
                <text:p>19065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